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11.472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6.533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text-properties officeooo:paragraph-rsid="00129fe6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29fe6"/>
    </style:style>
    <style:style style:name="P9" style:family="paragraph" style:parent-style-name="Normal">
      <style:paragraph-properties fo:break-before="page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</style:style>
    <style:style style:name="P11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P12" style:family="paragraph" style:parent-style-name="Standard">
      <style:paragraph-properties fo:margin-left="0cm" fo:margin-right="0cm" fo:text-indent="0.635cm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language-asian="en" style:country-asian="US" style:language-complex="en" style:country-complex="US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officeooo:rsid="00129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<text:span text:style-name="Default_20_Paragraph_20_Font">GALENI LIBER, QUOD ANIMI<text:line-break/>M</text:span><text:span text:style-name="Default_20_Paragraph_20_Font"><text:span text:style-name="T7">O</text:span></text:span><text:span text:style-name="Default_20_Paragraph_20_Font">RES CORPORIS TEMPERAMENTA SEQUANTUR.</text:span><text:bookmark-end text:name="bookmark0"/></text:h>
      <text:h text:style-name="Heading_20_2" text:outline-level="2">Cap<text:span text:style-name="Default_20_Paragraph_20_Font"><text:span text:style-name="T2">a I. </text:span></text:span></text:h>
      <text:p text:style-name="P7">Cretionem hanc, corporis temperamenta<text:line-break/>facultates animae sequi, non semel atque bis, <text:span text:style-name="Default_20_Paragraph_20_Font"><text:span text:style-name="T2">s</text:span></text:span>ed fre-<text:line-break/>quenter admodum , accurata ac varia investigatione fcru-<text:line-break/>latus, nec solus ipfe, <text:span text:style-name="Default_20_Paragraph_20_Font"><text:span text:style-name="T2">s</text:span></text:span>ed una quidem cum praeceptori-<text:line-break/>hus, deinde cum optimis quibusque philosophis, veram<text:line-break/>omnino .esse comperi, ac iis utilem, qui suis ipsorum<text:line-break/>animis cultum adferre nituntur; quandoquidem dum , ut</text:p>
      <text:p text:style-name="P1">in commentario de consuetudinibus docui, ex cibis et potr-<text:line-break/>bus, iisque praeterea, quae quotidie administrantur, probum<text:line-break/>corpori temperamentum comparamus, etiam ex hoc rur-<text:line-break/>sus animam ad virtutem adipiscendam nonnihil adjuva-<text:line-break/>bimus; quomodo Pythagorae ac Platonis inritatores, tuta<text:line-break/>alii quidam veterum fecisse narrantur.</text:p>
      <text:h text:style-name="Heading_20_2" text:outline-level="2">P - Cap. 11. </text:h>
      <text:p text:style-name="P7">Porro initium sermonis, quem An prae-<text:line-break/>fentia persequar, a notione differentiarum petetur, quae<text:line-break/>in actionibus puerulorum et animae affectibus apparent,<text:line-break/>ex quibus facultates ipsius animae innotescent. Alii siqui-<text:line-break/>dem ex eis timidissimi, alii maxime attoniti cernuntur.<text:line-break/>Hi .rursus insatiabiles et praeter modum ventri et gulae<text:line-break/>dediti, illi contra sunt affectu Quidam verecundi, nonnulli<text:line-break/>quoque impudentes Tunt. Insuper plerasque id genus alias<text:line-break/>differentias, quas simul omnes alibi commemoravimus , in-<text:line-break/>venire licet. Hoc in.loco exempli gratia trium et specierum<text:line-break/>et partium animae diversas facultates natura pueris in-<text:line-break/>esse demonstrasse sufficit. Hinc enim erit colligere, non</text:p>
      <text:p text:style-name="P2">eandem omnes naturam obtinere. Porro naturae et fusi-<text:line-break/>stantiae vocabulum in hujusmodi orationibus idem signifi-<text:line-break/>care liquido constat. Nam si ipforum animae substantia<text:line-break/>mutari non posset, eafdem obirent functiones, iisidemque<text:line-break/>ob causas consimiles ducerentur affectibus. Constat itaque,<text:line-break/>pueros tantum inter fe animarum substantiis, quantum<text:line-break/>actionibus et affectibus, differre; quod si ita fe habet, fa-<text:line-break/>Gustatibus quoque different. Confunduntur autem in hoc<text:line-break/>statim sapientum plerique parum recte sentientes de fa-<text:line-break/>cultate. Etenim de illis ita mihi fingere videntur, quasi<text:line-break/>res quaedam substantias inhabitet, ut nos domicilia; ig-<text:line-break/>norantes interim, quod singulorum, quae fiunt, effectrix<text:line-break/>quaedam sit causis considerata fecundum relationem ad<text:line-break/>aliquid; et huius causae ceu rei talis cujinpiam privata<text:line-break/>aliqua et per fe existit appellatio. In Illo vero ad id<text:line-break/>quod fit ab ipsa respectu facultas est ejhs, quod efficitur.<text:line-break/>Eoque tot substantiae facultates esse pronunciamus, quot<text:line-break/>functiones ; verbi gratia , aloe vim purgandi et roborandi</text:p>
      <text:p text:style-name="P2">stomachum et vuluera cruenta glutinandi et cicatricem<text:line-break/>inducendi ulceribus; postremo palpebrarum humiditates<text:line-break/>exiccandi obtinet, dum nihil extet ullum praeter aloen;<text:line-break/>quod singula modo relata faciat. Haec enim ista effecit,<text:line-break/>ac ideo, quia potest ea facere,. tot habere dicta est facul-<text:line-break/>rates,. quot opera. Dicimus itaque, aloen posse purgare<text:line-break/>stomachum, roborare, glutinare vulnera, cicatricem ul-<text:line-break/>ceribus obducere et oculos humentes exiccare. Nihil au-<text:line-break/>.sem refert, sive purgare posse aloen, sive purgandi fa-<text:line-break/>nultatem habere dicas. Eodem modo nec illa significatu<text:line-break/>variant, .oculos humidos posse desiccare et siccandi ocu-<text:line-break/>los vim oblinere; sicut, quum dicimus, anima ratiocina-<text:line-break/>trix, quae in cerebro <text:span text:style-name="Default_20_Paragraph_20_Font"><text:span text:style-name="T2">P</text:span></text:span>edem habet, per sensoria sentire<text:line-break/>potest, item meminisse per sensibilia ex fe potest ipsa et<text:line-break/>consequentiam in rebus pugnantiamque cernere , denique<text:line-break/>compositionem earum atque resolutionem pernoscere, aliud<text:line-break/>innpimus nilnl, quam fi breviore .huiusmodi <text:span text:style-name="Default_20_Paragraph_20_Font"><text:span text:style-name="T3">epilogo.com-<text:line-break/></text:span></text:span>prehendam us:t rationalrix anima variis est praedita fa-</text:p>
      <text:p text:style-name="P2"><text:span text:style-name="Default_20_Paragraph_20_Font"><text:span text:style-name="T2">G</text:span></text:span>ustatibus, sensu videlicet, memoria, intellectu, aliisque<text:line-break/>singulis. At quia non solum sentire ipsam posse dicimus,s<text:line-break/>fed etiam speciatim videre, audire, odorari, gustare et<text:line-break/>tangere, alias rursus facultates ipfam habere tuemur, vi-.<text:line-break/>forium, auditricem, odoratricem, gustatricem et tactri-<text:line-break/>cem. lta vero et appetentem in ea facultatem inesse<text:line-break/>Plato pronunciabat, quam utique non proprio, sed com-<text:line-break/>muni nomine concupiscibilem appellare consuevit. Si- .<text:line-break/>quidem plures esse et hujus animae cupiditates ait, plu--<text:line-break/>res item irascibilis. Multo vero tum plures tum magis<text:line-break/>varias ejus, quae numero tersia est, quam idcirco excel-<text:line-break/>lenliae vocabulo concupiscibilem nominavit, quod homi-<text:line-break/>nes ita nonunquam ea , quae in comprehensis fusi genere<text:line-break/>principatum tenent, generis nomine appellare consuerint;<text:line-break/>veluti, quum carmen hoc a poeta, iliud a poetria recitatum<text:line-break/>esse commemorant, nemo est, qui non llomerum poetam,<text:line-break/>Sappho poetriam accipiat. Similiter et feram dicentes leo-<text:line-break/>nem indifcriminatim, atque alia id genus fecundum fur-</text:p>
      <text:p text:style-name="P2">cellentiam appellitant. -Quare concupiscibilis communi cu-<text:line-break/>piditatis significatu, puta veritatis, <text:span text:style-name="Default_20_Paragraph_20_Font"><text:span text:style-name="T2">s</text:span></text:span>cientiae, disciplina-<text:line-break/>rum, prudentiae , memoriae et, ut uno verbo abfolvam,<text:line-break/>omnium honestorum ilia pars est animae , quam ratiocina-<text:line-break/>tricent vocare soliti fumus. At libertatis, victoriae, vin-<text:line-break/>cendi, imperandi, gloriam honoremque aucupandi, ulci-<text:line-break/>scendi irascibilis t Veneris, esculentorum poculentomm-<text:line-break/>que fruitionis ea, quae per exceHenliam a Platone con-<text:line-break/>cupifcIbilis nominatur, quum nec eadem anima honestum<text:line-break/>possit appetere, nec rationalis venerea, aut potus, aut<text:line-break/>efculenta, quemadmodum nec imperium, [ut credibile est,<text:line-break/>aut honorem, . aut gloriam. Pari modo nec irascibilis,<text:line-break/>quae ratio cinatricis et appetitoriae sunt, concupiscit.</text:p>
      <text:h text:style-name="Heading_20_2" text:outline-level="2">Cap. III. </text:h>
      <text:p text:style-name="P8">Tres igitur animae species esse, Platonis<text:line-break/>etiam sententia alias demonstravimus; Insuper hanc in<text:line-break/>iecinore, iliam in corde, tertiam in cerebro sedem occu-<text:line-break/>pare. Porro quod ex his animae .totius vel speciebus</text:p>
      <text:p text:style-name="P2">vel partibus ratiocinatrix immortalis sit, Plato quidem peri-<text:line-break/>fuafum lubere videtur; ego vero, silos an non sit,.. cum<text:line-break/><text:span text:style-name="Default_20_Paragraph_20_Font"><text:span text:style-name="T1">eo </text:span></text:span>contendere non possum. Primum igitur inspiciamus <text:span text:style-name="Default_20_Paragraph_20_Font"><text:span text:style-name="T1">Ale<text:line-break/></text:span></text:span>animae speciebus in corde et jecinore sitis, quas per mor-<text:line-break/>-tem corrumpi et interire,. tum. apud ilium tum apud<text:line-break/>me in confesse est. Quum autem peculiarem utrumque<text:line-break/>vifcus substantiam habeat, quae quidem sit ad amussim, haec<text:line-break/>nondum quaerimus; de communi vero omnium corporum,<text:line-break/>constitutione mentionem faciamus; ex duobus enim prinec<text:line-break/>cipris eam constare ostendimus, materia <text:span text:style-name="Default_20_Paragraph_20_Font"><text:span text:style-name="T4">san</text:span></text:span>e, quae per<text:line-break/>intellectum qualitatis sit expers , verum .in fe quatuor<text:line-break/>qualitatum temperiem contineat, calidi, frigidi, humidi,<text:line-break/>sicci. Ex quibus aes quoque et ferrum, aurum . care,<text:line-break/>-nervi, cartilagines , adeps et plane omnia constant, quae<text:line-break/>Plato primigenia, Aristoteles similaria voca VII. Proinde<text:line-break/>is ipfe Aristoteles, si animam corporis esse speciem .dixe-<text:line-break/>rrt, rogandus mihi est, aut ejus sectatores, utrum formam<text:line-break/>speciem esse dictam. ab. ipsio censebimus^ quemadmodum</text:p>
      <text:p text:style-name="P2"><text:span text:style-name="Default_20_Paragraph_20_Font"><text:span text:style-name="T1">in </text:span></text:span>corporibus instrumentariis , an alterum naturalium cor-<text:line-break/><text:span text:style-name="Default_20_Paragraph_20_Font"><text:span text:style-name="T1">porum </text:span></text:span>principium, puta corporis opifex, quod similare<text:line-break/>est et simplex, ut quod ad <text:span text:style-name="Default_20_Paragraph_20_Font"><text:span text:style-name="T2">s</text:span></text:span>ensum lustrum en tardam com-<text:line-break/>positionem non habeat, Respondebunt nimirum necessa-<text:line-break/>rio, alterum naturalis corporis principium; siquidem ho-<text:line-break/><text:span text:style-name="Default_20_Paragraph_20_Font"><text:span text:style-name="T1">rum </text:span></text:span>sunt primario actiones. Indicatum hoc alibi a nobis<text:line-break/><text:span text:style-name="Default_20_Paragraph_20_Font"><text:span text:style-name="T1">est </text:span></text:span>p imo esiam nunc, si res postulet, referemus denuo.<text:line-break/>Atqui si ex materia et forma ejusmodi corpora omnia<text:line-break/>consistunt, videtur autem et ipsi Aristoteli, quum qua-<text:line-break/>tuor qualitates materiae naturalium innascantur , cor-<text:line-break/>perenni ex his fieri temperamentum , necessitas coget for-<text:line-break/>mam ipsam apponi. Quapropter etiam animae substantia<text:line-break/>temperamentum erit quatuor, sive qualitatum velis dicere,<text:line-break/>humiditatis, siccitatis, caliditatis et frigiditatis, sive corpo-<text:line-break/>rum, humidi, calidi, frigidi et sicci. Quod autem animi<text:line-break/>substantiam facultates ejus sequantur, perinde ut actiones,<text:line-break/>demonstrabimus. suaque, si ratiocinatrix animae species<text:line-break/>sit, mortalis erit; etenim et ipsa temperamentum quoddam</text:p>
      <text:p text:style-name="P2">cerebri constituitur, et hoc pacto universae animae species<text:line-break/>partesque facultates temperamenta sequentes habebuntur<text:line-break/>atque erit talis animae essentia. At si immortalis est,<text:line-break/>ut Plato affirmat, qui sit, amabo, quod, cerebro plus falis<text:line-break/>aut refrigerato, aut calefacto, aut exiccat<text:span text:style-name="Default_20_Paragraph_20_Font"><text:span text:style-name="T2">a, </text:span></text:span>aut humecta-<text:line-break/>to, ipfa protinus emigret? Probe mehercle fecisset Plato,<text:line-break/>si ejus rei causam quoque, sicut alia pleraque, confcri-<text:line-break/>psisseI. Mors etenim fecundum ejusdem auctoris Tenten-<text:line-break/>tiam accidit, quum anima discedit a corpore. Verum.<text:line-break/>qua ratione contingat, largam sanguinis evacuationem, ci—<text:line-break/>cutam epotam et febrem perardentem eam expellere, si<text:line-break/>Plato viveret, nequaquam dedignarer ab eo discere. Sed<text:line-break/>quia in vivis non est, nec ullus ex Platonicis praecepto-<text:line-break/>ribus causam ullam me docuerit, cur ab iis, quae narravi; r<text:line-break/>discedere cogatur, haud vereor ipsis dicere, non omnem .<text:line-break/>corporis speciem idoneam esse, quae ratiocinatricem animam .<text:line-break/>suscipiat. Hoc namque Platonici dogmatis consequens esse</text:p>
      <text:p text:style-name="P2">videmus de anima <text:span text:style-name="Default_20_Paragraph_20_Font"><text:span text:style-name="T5">τ</text:span></text:span><text:span text:style-name="Default_20_Paragraph_20_Font"><text:span text:style-name="T6"> </text:span></text:span>quanquam ejus demonstrationem vel<text:line-break/>unam pronunciare non ita proclive mihi fuerit, quod,<text:line-break/>quaenam sit animae <text:span text:style-name="Default_20_Paragraph_20_Font"><text:span text:style-name="T2">s</text:span></text:span>ubstantia, ignorem, dum ex genere<text:line-break/>Incorporeorum ipsam esse statuo. Quippe in corporibus<text:line-break/>temperamenta mirum in modum inter fe diversa, eaque<text:line-break/>non parum multa cernimus. Incorporeae animae fubstan-<text:line-break/>tiae, quae per fe esse possit, non autem sit qualitas aut<text:line-break/>fpecies corporis, nulia succurrit mihi differentia quan-<text:line-break/>tumvis sedulo diligentique studio perscrutanti.. . Sed nec<text:line-break/>quum nulia corporis sit portio, in totum ipfum poterit<text:line-break/>extendi. Horum sane nihil ne vel usque ad imaginatio-<text:line-break/>nem inteliigere poteris, etsi permulto tempore praemedi-<text:line-break/>tatus. Illud autem oculis usurpare licet, quod sang<text:span text:style-name="Default_20_Paragraph_20_Font"><text:span text:style-name="T4">uinis<text:line-break/></text:span></text:span>evacuatio et cicutae polio corpus refrigerent, febris au-<text:line-break/>tem vehementior supra modum calefaciat. Sed cur (idem<text:line-break/>repeto ) anima corpus impendio aut frigidum aut calidum<text:line-break/>omnino relinquat, post diuturnam inquisitionem nondum<text:line-break/>inveni ; quemadmodum nec illud , quare flava bile in ce-</text:p>
      <text:p text:style-name="P2">rebro exuperante in delirium rapimur, atra in melancho-<text:line-break/>liam, item cur pituita et simul omnia refrigerantia luthar-<text:line-break/>gum causentur, ex quibus et memoriae et intelligentiae<text:line-break/>noxa corripimur; insuper qua vi sorbitio cicutae ultio-<text:line-break/>nem Ap<text:span text:style-name="Default_20_Paragraph_20_Font"><text:span text:style-name="T2">i</text:span></text:span>am flagitiis debitam moliatur; cui etiam nomen<text:line-break/>ab affectu, quem corpus inde patitur, inditum est; item<text:line-break/>vinum, quo utimur quotidie, omnem animi tristitiam et<text:line-break/>moerorem manifesto discutiat. i<text:span text:style-name="Default_20_Paragraph_20_Font"><text:span text:style-name="T2">t</text:span></text:span>aeno, ut ajunt, dicere<text:line-break/>solebat, quemadmodum lupini amari in aqua madentes<text:line-break/>dulces redduntur , ita fe vino affici et exhilarescere.<text:line-break/>Quin o en opiam radicem hoc insignius multo efficere nar-<text:line-break/>rant, et hanc esse hospitis Aegyptiae medicamentum, quod<text:line-break/>poeta fcribit:</text:p>
      <text:p text:style-name="Normal"><text:span text:style-name="Default_20_Paragraph_20_Font"><text:span text:style-name="T2">NI.ox tulit in vinum medicamentum, unde bibebant,<text:line-break/>Nepenthes, quod felle carens mala cuncta recondit.</text:span></text:span></text:p>
      <text:p text:style-name="Normal">Valeat igitur oenopia radix. Nihil enim ad praesiens in-.</text:p>
      <text:p text:style-name="P11">statutum eam requirimus, videntes vinum nunquam non<text:line-break/>efficere quae poetae recen<text:span text:style-name="T2">s</text:span>ent:</text:p>
      <text:p text:style-name="P10"><text:span text:style-name="T2">Vinum suave tibi nocuum est, alios quoque laedit,</text:span><text:line-break/><text:span text:style-name="T2">Qui affatim capiant ipsum, minimeque decenter.</text:span></text:p>
      <text:p text:style-name="P12"><text:span text:style-name="T2">Vinum etiam nocuit Centauro ipst Eurytioni</text:span></text:p>
      <text:p text:style-name="P10"><text:span text:style-name="T2">Pirithoi in tectis Lapithas aggresso : ubi vero</text:span><text:line-break/><text:span text:style-name="T2">Att</text:span>i<text:span text:style-name="T2">gerat mentem vinum, hic ^uribundus in ipsa</text:span><text:line-break/><text:span text:style-name="T2">Pirithoi mala contulit aedibus.</text:span></text:p>
      <text:p text:style-name="P10">Et alibi de ipfo Neleo sic canit:</text:p>
      <text:p text:style-name="P10"><text:span text:style-name="T2">C</text:span>o<text:span text:style-name="T2">mpulit h</text:span>o<text:span text:style-name="T2">c quamvis sapientem pr</text:span>o<text:span text:style-name="T2">mere cantum,</text:span><text:line-break/><text:span text:style-name="T2">Et riso immodi</text:span>co <text:span text:style-name="T2">turpes ductare ch</text:span>o<text:span text:style-name="T2">reas,</text:span></text:p>
      <text:p text:style-name="P12"><text:span text:style-name="T2">Edere quae multo satius tacuesse fuesset.</text:span></text:p>
      <text:p text:style-name="P10">Porro Theognis hninlinodi dicto uti consuevit: <text:span text:style-name="T2">Larga</text:span><text:line-break/><text:span text:style-name="T2">vini potio mala; moderata non salum non mala, verum</text:span><text:line-break/><text:span text:style-name="T2">etiam commoda. </text:span>Siquidem id mediocriter assumptum<text:line-break/>evidenter revera concocti<text:span text:style-name="T2">o</text:span>ni, distributioni et sanguinea-<text:line-break/>tioni conducit. Praeterea animum nostrum mansuetiorem</text:p>
      <text:p text:style-name="Standard"/>
      <text:p text:style-name="P2">ac audaciorem efficit, interventu scilicet corporis tempe-<text:line-break/>ramenti, quod rursus per medios -humores generat. At<text:line-break/>non modo temperamenta corporis, sicut dictum est, ani-<text:line-break/>Illae quoque functiones immutant, sed eam quoque a cor-<text:line-break/>pore migrare compellunt. Quid enim aliud dixeris, quum<text:line-break/>videas, tum refrigerantia, tum calefacientia medicamenta<text:line-break/>statim, ubi quis assump<text:span text:style-name="Default_20_Paragraph_20_Font"><text:span text:style-name="T2">s</text:span></text:span>erit, internecionem adferre? Ex quo<text:line-break/>numero fiunt ferarum venena. Ab aspide enim demorsi<text:line-break/><text:span text:style-name="Default_20_Paragraph_20_Font"><text:span text:style-name="T2">s</text:span></text:span>ubito animam efflant. Similiter et a potu cicutae., quum<text:line-break/>eU hujus venenum refulgeret. Unde necessario , qui pe-<text:line-break/>culiarem <text:span text:style-name="Default_20_Paragraph_20_Font"><text:span text:style-name="T2">s</text:span></text:span>ubstantiam adimam habere statuunt, fatentur,<text:line-break/>corporis eam temperamento <text:span text:style-name="Default_20_Paragraph_20_Font"><text:span text:style-name="T2">s</text:span></text:span>ub<text:span text:style-name="Default_20_Paragraph_20_Font"><text:span text:style-name="T2">s</text:span></text:span>ervire. Siquidem et mi-<text:line-break/>grare ipsam cogere ea possunt, et desipere compellunt, et<text:line-break/>memoria et intellectu destituunt. Rem tristiores, timidio-<text:line-break/>res et dejecto animo efficiunt, quemadmodum in melancho-<text:line-break/>lia apparet. Et lusce contraria, qui vino utitur modice,<text:line-break/>experietur.</text:p>
      <text:h text:style-name="P6" text:outline-level="2">Cap. IV.</text:h>
      <text:p text:style-name="P8"><text:s/>An igitur animae facultates a calido qui-<text:line-break/>dem et frigido temperamento immutabuntur, a sicco vero<text:line-break/>humidoque nihil patientur? Atqui multa huius. indicia<text:line-break/>cum in medicamentis, tum in quotidiano victu extant,<text:line-break/>quae fortasse postea dicturus fum universa, si primum,<text:line-break/>quae Plato conscripsit, commemorem, quomodo anima<text:line-break/>propter corporeae molis humiditatem in oblivionem eo-<text:line-break/>rum incidat, quorum prius erat conscia, quam corpori<text:line-break/>alligaretur. Hunc enim ipsum fere sermonem in Timaeo<text:line-break/>usurpat, ea libri parte, ubi deos hominem creasse ait,<text:line-break/>animam immortalem in corpus inflIixile et eflluxile issi-<text:line-break/>mittentes. Nemini dubium est, infantium substantiae<text:line-break/>humiditatem hic ab illo obscure vocari. Nam haec prio-<text:line-break/>ribus subiungit: <text:span text:style-name="Default_20_Paragraph_20_Font"><text:span text:style-name="T2">Hi porr</text:span></text:span>o <text:span text:style-name="Default_20_Paragraph_20_Font"><text:span text:style-name="T2">ambitus in largum immeest stu-<text:line-break/>viam neque tenebant, neque tenebantur, sed vi magna<text:line-break/>ac impetu tum ferebant tum ferebantur. </text:span></text:span>Et paulo post:<text:line-break/><text:span text:style-name="Default_20_Paragraph_20_Font"><text:span text:style-name="T2">Quum enim ingens inundaret stuxus, ac ruejus decresco-<text:line-break/>ret, unde nutrimenti copiam animal reciperet, multo</text:span></text:span></text:p>
      <text:p text:style-name="P2"><text:span text:style-name="Default_20_Paragraph_20_Font"><text:span text:style-name="T2">messorem tumultum cususaue affectus foris accidentes ex-.<text:line-break/>vitarunt. </text:span></text:span>Sed age rursus eadem percenseamus, quae sta-<text:line-break/>tim apponit: <text:span text:style-name="Default_20_Paragraph_20_Font"><text:span text:style-name="T2">Quamobrem anima sic initio affecta, quum<text:line-break/>primum c</text:span></text:span>o<text:span text:style-name="Default_20_Paragraph_20_Font"><text:span text:style-name="T2">rpori mortali alligata suerit, amens essicitur.<text:line-break/>At postquam nutrimenti et incrementi rivus lenius mi-<text:line-break/>nusoue fi</text:span></text:span>n<text:span text:style-name="Default_20_Paragraph_20_Font"><text:span text:style-name="T2">xerit, animae vero periodi tranquillitate denuo<text:line-break/>recepta iter suum peragant, temporisoue processit magis<text:line-break/>consulant, tunc jam apselute circuli ctejusoue ad figuram<text:line-break/>naturae suae propriam redeuntis conve</text:span></text:span>r<text:span text:style-name="Default_20_Paragraph_20_Font"><text:span text:style-name="T2">siones, alterius et<text:line-break/>ejusdem naturam probe disoernunt, supientemque sic in-<text:line-break/>fututum essiciuntr</text:span></text:span> Quum incrementi nutritionisque mi-<text:line-break/>nor adsit fluxus, inquiens, humiditatem nimirum innuit,<text:line-break/>quam prius amentiae caulam esse tradiderat, ut quod<text:line-break/>siccitas animae prudentiam, humiditas desipientiam ani-<text:line-break/>mae comparet. Quod si ita habet, summam haud dubie<text:line-break/>prudentiam summa pariet siccitas ; quantum vero humo-<text:line-break/>ris accesserit, tantum a perfecta demetur prudentia. Cu-</text:p>
      <text:p text:style-name="P2">jus tandem animantis corpus tam expers humiditatis est,<text:line-break/>uti stellarum? Nullius, opinor, ne prope quidem accedit.<text:line-break/>Ergo mortalis animantis corpus ad summam prudentiam<text:line-break/>haud prope accedite Omnes, ut humidi, sic stultitiae par-.<text:line-break/>ticipes vivimus. lam vero, quum rationalis animae pars,<text:line-break/>quae uniformem substantiam nacta sit, pro temperamenti<text:line-break/>corporis ratione mutetur, quid putas speciem ejus mortaxi<text:line-break/>lem necessario pali, quam corpori servire luce clarius<text:line-break/>est? Sed praestat dicere, non servire, sied ipsam hanc<text:line-break/>mortalem animae speciem temperamentum esse corporis.<text:line-break/>Nam prius ostendi, mortalem animam temperamentum<text:line-break/>esse corporis. ltaque cordis temperamentum irascibilis<text:line-break/>animae pars est, jecinoris ea, quae auctore Platone con-<text:line-break/>cupifcibilis ab Aristotele vocatur nutrix et vegetans.<text:line-break/>Sane Andronicum Peripateticum, quod libere, ut virum<text:line-break/>decet ingenuum, nulla circuitione perplexa dius, animae<text:line-break/>substantiam asseverare non dubitarit, et laudo et viri dicta<text:line-break/>recipio; talis enim in plerisque scriptis mihi apparet.</text:p>
      <text:p text:style-name="P2">Quod autem temperamentum esse dicat, vel facultatem<text:line-break/>temperamentum sequentem, etiam improbo, ob faculta-<text:line-break/>tis appositionem videlicet. Etenim quod anima, quum sit<text:line-break/>quaedam essentia , diversis posset facultatibus, recte Ari-<text:line-break/>ftoteles docuit et prius in hoc non ineleganter aequivo-<text:line-break/>cationem subdistinxit. Quum enim substantia et materia<text:line-break/>et <text:span text:style-name="Default_20_Paragraph_20_Font"><text:span text:style-name="T2">s</text:span></text:span>pecies et simul utrumque dicatur, animam specialem<text:line-break/>substantiam esse pronunciavit, quippe qui praeter tem-<text:line-break/>peramentum aliud dicere potuit nihil, ut ante paulum<text:line-break/>indicavimus. lu hoc substantiae genere Stoicorum quo-<text:line-break/>que opinio comprehenditur; animam siquidem spiritum<text:line-break/>aliquem esse volunt, quemadmodum et naturam, verum<text:line-break/>humidiorem ac frigidiorem naturae spiritum, sicciorem ac<text:line-break/>calidiorem animae. Quamobrem hic spiritus peculiaris<text:line-break/>quaedam animae materies est. Materiae autem species<text:line-break/>vel temperamenti ex aereae igneaeque substantiae stym-<text:line-break/>metria genitae dicitur. Siquidem nec Polum aerem, nec<text:line-break/>ignem animam licet dicere, quoniam nullum in summo</text:p>
      <text:p text:style-name="P2">frigidum aut calidum animantis corpus fieri deprehendas^<text:line-break/>Imo nec insigni excessu ab altero superari ; quandoquidem,<text:line-break/>si vel paulo plus excesserit moderatum, animal in immo-<text:line-break/>dico ignis excessu febricitat. Refrigeratur autem livet-<text:line-break/>que et <text:span text:style-name="Default_20_Paragraph_20_Font"><text:span text:style-name="T2">P</text:span></text:span>ensum difficilem acquirit, aut omnino insensibile<text:line-break/>fit ex aeris temperamento. Qui quidem, quantum in fe,<text:line-break/>frigidus est, ignei vero elementi mixtura temperatus<text:line-break/>evadit. Nulli igitur dubium est, animae substantiam ex<text:line-break/>certa quadam aeris ignifque temperie Stoicis auctoribus<text:line-break/>conflari. Et Chrysippus quidem ex temperata horum<text:line-break/>mixtione prudens factus esit, Hippocratis autem filii ob<text:line-break/>calorem immodicum stulti comicorum fabulis ridentur.<text:line-break/>Dicet autem forsan aliquis, nec Chryfippnm prudentiae<text:line-break/>nomine laudandum, item nec issos stultitiae vitio vituperau-<text:line-break/>dos esse. Similiter et ob irascibilis facultatis opera et<text:line-break/>affectus neque audaces laudari, neque timidos reprehen-<text:line-break/>di oportere. De his itaque mox considerabimus.</text:p>
      <text:h text:style-name="P6" text:outline-level="2">Cap., V. </text:h>
      <text:p text:style-name="P8">Nunc iis, quae initio statueram, reliqua<text:line-break/>fubjungam, si tantillum adhuc rursus adjecero, omnia in<text:line-break/>omnibus ostendi non posse , et quod duae in philosophia<text:line-break/>sectae fecundum primam divisionem existant. Nonnulli<text:line-break/>enim universam mundi substantiam unitam , alii vacui<text:line-break/>implexu divliam esse affirmant. Secundam <text:span text:style-name="Default_20_Paragraph_20_Font"><text:span text:style-name="T2">P</text:span></text:span>ectam illis<text:line-break/>argumentis, quae in commentario de Elementis secun-.<text:line-break/>dum Hippocratem tractavimus, nihil habere veritatis de-<text:line-break/>prehendlinus. lu hoc certe sermone hypotheseos loco<text:line-break/>assumemus, humani corporis substantiam, ejnsque tenI-<text:line-break/>peramentum in parte similari alterationem sustinere) phy-<text:line-break/>sicum corpus substantiam animae ex temperamento CoIle<text:line-break/>sistentem efficere ostendimus, nisi tamen quis incorpo-<text:line-break/>ream, sicut Plato , esse ponat, quae citra corpus esse pof-<text:line-break/>sit. Statuentibus autem, proprias animae actiones a cor-<text:line-break/>poris temperamento impediri, abunde falis jam monstra-<text:line-break/>tum est. Adjicientur et nunc aliae quaedam demonstra-<text:line-break/>tiones. Verum quum et hic modus sit explicatus, difpu<text:span text:style-name="Default_20_Paragraph_20_Font"><text:span text:style-name="T2">-i</text:span></text:span></text:p>
      <text:p text:style-name="P2">Ultionem de temperamentis apponere videtur nobis esse<text:line-break/>commodius. Nam poterunt dicere ii, qui animam corpo-<text:line-break/>ris esse formam arbitrantur, comm odorationem tempera-<text:line-break/>menti., non siccitatem reddere eam prudentiorem ; et<text:line-break/>hactenus dissentient ab aliis, quibus persuasum est-, quo<text:line-break/>temperies evadit siccior, hoc animam quoque effici intelli-<text:line-break/>geuliorem. Quamvis etiam Heracliti sectatores siccitatem<text:line-break/>prudentiae non contrariam esse permittant. Hunc enim<text:line-break/>in modum praeceptor illorum scriptitavit: <text:span text:style-name="Default_20_Paragraph_20_Font"><text:span text:style-name="T2">Splendor sic-<text:line-break/>cus, anima prudentissima est. </text:span></text:span>Quo jam dicto prudentiae<text:line-break/>caulam siccitatem existimavit. Hoc enim splendoris vo-<text:line-break/>cabulum innuit. Atque haec opinionum putanda est op-<text:line-break/>tima, considerantibus esiam stelias, quum sint pellucidae<text:line-break/>simul et siccae, summa praeditas esse prudentia; quam si<text:line-break/>quis eis inesse negaverit, is divinam maiestatem et ex-<text:line-break/>cellentiam sensu non percipere videtur. Quid ergo ple-<text:line-break/>rique ad extremam pervenientes senectutem deliramus,<text:line-break/>quum haec aetas sicca esse ostensa sit? Non ob siccitatem<text:line-break/>id evenire, fed frigiditatem dicemus, quae omnibus palam</text:p>
      <text:p text:style-name="P2">functionibus animae adversatur obstat que. Verum haec,<text:line-break/>praeter institutum licet sint, evidenter tamen praesenti<text:line-break/>commentario functiones animi et affectus corporis imi-<text:line-break/>tari temperamentum demonstrant. Si quidem anima fpe-<text:line-break/>ciei esit similaris corporis, demonstrationem ex ejus fub-<text:line-break/>st.antia habebimus maxime scientificam. At si hanc im-<text:line-break/>mortalem esse, peculiaris naturae compotem, ex Platonis<text:line-break/>auctoritate statuamus, eodem certe auctore et dominari il-<text:line-break/>lam corpori et fer vire in confesso est tum propter in-<text:line-break/>fantium amentiam, tum aetate delirantium, ad haec eo-<text:line-break/>rum, qui ex medicamentorum potu aut quibusdam in<text:line-break/>corpore generatis pravis humoribus in delirium vel insa-<text:line-break/>niam, vel oblivionem, vel amentiam perveniunt. Qua-<text:line-break/>tenus enim oblivio, aut amentia, aut immobilitas, aut<text:line-break/>inseusibilitas praedicta sequitur, impediri dixerit aliquis<text:line-break/>ipsam, quo minus operetur facultatibus, quas natura ob-<text:line-break/>tinesi Quum autem videre fe putaverit, quae non viden-<text:line-break/>tur, et audire, quae nemo dixerit, et turpe quid aut ob-</text:p>
      <text:p text:style-name="P2">scoenum, aut omnino stolidum effutiat, non virtutes na-<text:line-break/>tivas modo, quaS habebat, periisse, led contrarias illis<text:line-break/>insiluisse, signum est. certissimum. Hoc itaque jam non<text:line-break/>mediocrem quandam aufert suspicionem animae fubstan-<text:line-break/>tiae, ne non incorporea esse cen<text:span text:style-name="Default_20_Paragraph_20_Font"><text:span text:style-name="T2">s</text:span></text:span>eatur. Quomodo enim<text:line-break/>a corporis communione in contrariam sibi naturam tradu-<text:line-break/>ci possit, si nec qualitas corporis sit usia, nec species,<text:line-break/>nec affectus, nec denique facultas? Atque haec omitta-<text:line-break/>mus, ne plus operae in accessorio, quam proposito, in-<text:line-break/>fumatur. Caeterum quod corporis vitia animae impe-<text:line-break/>rent, evidenter in melancholia, phrenitide et insania<text:line-break/>perspicuum est. Quippe morbi causa feipfos interdum et<text:line-break/>familiares aegroti non agnoscunt. Quod TlIucydides mul-<text:line-break/>Iis accidisse scribit et in morbo pestilenti nunc andis non<text:line-break/>multis oborto , quem. et nos conspeximus, persimile vi-<text:line-break/>flebitur esse ei, quod esii non videre propter lippitudi-<text:line-break/>nem, aut suffusionem, nihil ipsa .visoria facultate passa.</text:p>
      <text:p text:style-name="P2">At pro uno tria videre maximus est vi liniae facultatis<text:line-break/>assectus, qui propemodum phrenitidi similis existit.</text:p>
      <text:h text:style-name="Heading_20_2" text:outline-level="2">Cap. VI. </text:h>
      <text:p text:style-name="P8">Quod Plato nimirum exacte noverat,<text:line-break/>animam dicens vitiosis corporis humoribus oblaedi, ut<text:line-break/>verba ejus subiuncta declarant. <text:span text:style-name="Default_20_Paragraph_20_Font"><text:span text:style-name="T2">Acris enim et soipa pi-<text:line-break/>talea, ad haec amari bilipstque humores corpus pererrar</text:span></text:span>i-<text:line-break/><text:span text:style-name="Default_20_Paragraph_20_Font"><text:span text:style-name="T2">tes , si non exhalant , sed intro</text:span></text:span> I<text:span text:style-name="Default_20_Paragraph_20_Font"><text:span text:style-name="T2">mp</text:span></text:span>l<text:span text:style-name="Default_20_Paragraph_20_Font"><text:span text:style-name="T2">ores fuos retinent,<text:line-break/>vehementer animae statum intemperie sua permutant,<text:line-break/>morbosaue omnigenos p</text:span></text:span>i<text:span text:style-name="Default_20_Paragraph_20_Font"><text:span text:style-name="T2">ro maioris minorisoue ratione<text:line-break/>pauciores ac plures producent. Perferuntur sane ad tres<text:line-break/>animae se</text:span></text:span>l<text:span text:style-name="Default_20_Paragraph_20_Font"><text:span text:style-name="T2">les atque pro l</text:span></text:span>o<text:span text:style-name="Default_20_Paragraph_20_Font"><text:span text:style-name="T2">c</text:span></text:span>o<text:span text:style-name="Default_20_Paragraph_20_Font"><text:span text:style-name="T2">rum varietate varias quisoue<text:line-break/>species generat , impatientiae et languoris , audaciae<text:line-break/>russus et timiditatis, insuper oblivionis et hebetudinis.<text:line-break/></text:span></text:span>Hic Plato viti<text:span text:style-name="Default_20_Paragraph_20_Font"><text:span text:style-name="T2">o</text:span></text:span>sos c<text:span text:style-name="Default_20_Paragraph_20_Font"><text:span text:style-name="T2">o</text:span></text:span>rporis humores animae parere ma-<text:line-break/>Iignitatedi quandam clarissime cousitetur. Simili rasione<text:line-break/>proptër corporis ^tabitudinem animam aegrotare hunc in<text:line-break/>modum ostendit. <text:span text:style-name="Default_20_Paragraph_20_Font"><text:span text:style-name="T2">Qui copiose visoescque semine abundat,</text:span></text:span></text:p>
      <text:p text:style-name="P2"><text:span text:style-name="Default_20_Paragraph_20_Font"><text:span text:style-name="T2">quemadmodum arbor magis ac</text:span></text:span> c<text:span text:style-name="Default_20_Paragraph_20_Font"><text:span text:style-name="T2">onvenit foecunda fructi-<text:line-break/>bus, is certe ob infinitos dolores ac voluptates, quibus<text:line-break/>in libidine ejusque foetibus passim affectus est, per</text:span></text:span> o<text:span text:style-name="Default_20_Paragraph_20_Font"><text:span text:style-name="T2">m-<text:line-break/>nem vitae aetatem insanit furitque. Cujus tamen ani-<text:line-break/>mus, cum ob infelicitatem corporis aegrotet et destpiat,<text:line-break/>non aegrotans, sed male habens putatur. Veritas autem<text:line-break/>sic habet. Veneris intemperantia magna ex parte ob ge-<text:line-break/>neris unius habitum prae raritate tanquam</text:span></text:span> I<text:span text:style-name="Default_20_Paragraph_20_Font"><text:span text:style-name="T2">n corpore<text:line-break/>sinentem udumque animae morbus essicitur. </text:span></text:span>Itaque ab-<text:line-break/>unde fatis et hisce verbis ob corpus male habitum ansa<text:line-break/>mam aegr<text:span text:style-name="Default_20_Paragraph_20_Font"><text:span text:style-name="T2">o</text:span></text:span>tare declaravit. Sed nihilo minus sententia Plus<text:line-break/>Iofophi ex sequentibus fit perspicua. <text:span text:style-name="Default_20_Paragraph_20_Font"><text:span text:style-name="T2">Sic enim</text:span></text:span>, inquit,<text:line-break/><text:span text:style-name="Default_20_Paragraph_20_Font"><text:span text:style-name="T2">omnis propemodum voluptatis incontinentia, perinde ac si<text:line-break/>sponte simus improbi, vituperatur, idque non merito. Ne-<text:line-break/>mo siquidem ultro malus, sed ob pravum corporis habi-<text:line-break/>tum rudemque educationem malus redditur; omni<text:line-break/>t</text:span></text:span>a<text:span text:style-name="Default_20_Paragraph_20_Font"><text:span text:style-name="T2">m haec inimica invito adveniunt. </text:span></text:span>Quod igitur Plato,</text:p>
      <text:p text:style-name="P3">quae mod<text:span text:style-name="Default_20_Paragraph_20_Font"><text:span text:style-name="T2">o</text:span></text:span> protulimus, comprobaverit, ex ipsius verbis,<text:line-break/>quae partim in Timaeo, ut jam praeposita, partim aliis<text:line-break/>in libris adducit, manisest<text:span text:style-name="Default_20_Paragraph_20_Font"><text:span text:style-name="T2">o</text:span></text:span> liquet.</text:p>
      <text:h text:style-name="Heading_20_2" text:outline-level="2">Cap. VH. </text:h>
      <text:p text:style-name="P8">Qu<text:span text:style-name="Default_20_Paragraph_20_Font"><text:span text:style-name="T2">o</text:span></text:span>d autem Aristoteles temperamentum<text:line-break/>materni sanguinis, ex quo nostrum sanguinem originem<text:line-break/>habere dicit, animi facultates Inqui putet, haec ex fecun-<text:line-break/>do de animalium partibus fidem tibi facient. Ita nam-<text:line-break/>que scriptum reliquit: <text:span text:style-name="Default_20_Paragraph_20_Font"><text:span text:style-name="T2">Sanguis crassior calidiorque robo-<text:line-break/>ris essicacior est, tenuior autem et frigidior sentiendi<text:line-break/>atque intelligendi maiorem obtinet. idem d</text:span></text:span>i<text:span text:style-name="Default_20_Paragraph_20_Font"><text:span text:style-name="T2">scrimen in<text:line-break/>iis quoque habetur, quae sanguini proportione rtspon-<text:line-break/>dent. Cujus gratia apes aliaque id gelsus animalia mul-<text:line-break/>tu sanguine carentibus ingeniostora funi. Ad haec, quae<text:line-break/>inter ea sanguine praedita sunt, si frigidiorem et teuu-<text:line-break/></text:span></text:span>I<text:span text:style-name="Default_20_Paragraph_20_Font"><text:span text:style-name="T2">orem acceperint, magis industria suis contrariis sunt.<text:line-break/>Sed optime habent, quae calido, tenui et sincero fruun-<text:line-break/>tur/ quippe quae una et vitibus corporis et animi pru-<text:line-break/>del</text:span></text:span>i<text:span text:style-name="Default_20_Paragraph_20_Font"><text:span text:style-name="T2">tia plurimum valent. Quamobrem pars etiam sape-</text:span></text:span></text:p>
      <text:p text:style-name="P2"><text:span text:style-name="Default_20_Paragraph_20_Font"><text:span text:style-name="T2">rior corporis ea ips</text:span></text:span>i <text:span text:style-name="Default_20_Paragraph_20_Font"><text:span text:style-name="T2">differentia cum inferiori desudet et<text:line-break/>semitta cum mare et pars dextra cum sinistra it</text:span></text:span>i <text:span text:style-name="Default_20_Paragraph_20_Font"><text:span text:style-name="T2">ile-<text:line-break/>dem corporibus.</text:span></text:span> Hinc c<text:span text:style-name="Default_20_Paragraph_20_Font"><text:span text:style-name="T2">o</text:span></text:span>nstat haud dubie, ArilloteIem,<text:line-break/>facultates animi sanguinis temperamentum imitari, signi-<text:line-break/>sicare v<text:span text:style-name="Default_20_Paragraph_20_Font"><text:span text:style-name="T2">a</text:span></text:span>luisse; qui etiam paulo inferius in eodem com-<text:line-break/>mentario confirmat opinionem. <text:span text:style-name="Default_20_Paragraph_20_Font"><text:span text:style-name="T2">Dictas vero stbras son-<text:line-break/>gnis alius continet , alius non item , ut cervorum , da-<text:line-break/>marum; proindeque talis non coagulatur. Qui enim sen-<text:line-break/>guis aquosus, frigidior est, ideoque non coalescit. Qui<text:line-break/>vero terrenus, coit, humore inter coeundum exhalatae. Fi-<text:line-break/>brae autem illae terrae sunt opeficium. Porro accidit<text:line-break/>interdum, ut sincerior hic sanguis prudentiam conciliet,<text:line-break/>verum non ob frigiditatem sanguinis, scd tenuitatem po-<text:line-break/>tius et munditiam. </text:span></text:span>T<text:span text:style-name="Default_20_Paragraph_20_Font"><text:span text:style-name="T2">errenum enim eorum neutrum habet.<text:line-break/>Habent en in</text:span></text:span>i <text:span text:style-name="Default_20_Paragraph_20_Font"><text:span text:style-name="T2">sensum mobiliorem, quorum humor tenuior et<text:line-break/>sincerior est. Propter hunc enim nonnulla. ex iis , quae<text:line-break/>sunguine carent, animalibus prudentiorem quibuscum<text:line-break/>sanguine praeditis habent animam, uti diximus antea;</text:span></text:span></text:p>
      <text:p text:style-name="P1"><text:span text:style-name="Default_20_Paragraph_20_Font"><text:span text:style-name="T2">quemadmodum apes , formica et si quid aliud hujusenodi<text:line-break/></text:span></text:span>est. T<text:span text:style-name="Default_20_Paragraph_20_Font"><text:span text:style-name="T2">imidior^, quibus sanguis aquosus nimium est.<text:line-break/>Melus enim refrigerat. Quapropter ea, quibus ejus ge-<text:line-break/>neris temperamentum in corde consistit , metuendi affecti-<text:line-break/>lens funt opportuniora. Nam aqua frigore conge</text:span></text:span>l<text:span text:style-name="Default_20_Paragraph_20_Font"><text:span text:style-name="T2">escit.<text:line-break/>Lude est , quod alia exanguia timore citius ac sanguinea<text:line-break/>, c</text:span></text:span>o<text:span text:style-name="Default_20_Paragraph_20_Font"><text:span text:style-name="T2">rripiuntur; ut alsol</text:span></text:span>a<text:span text:style-name="Default_20_Paragraph_20_Font"><text:span text:style-name="T2">to sermone dixerim, a motu cese<text:line-break/>sant prae nimio metu , recrementa emittunt , nonnulla<text:line-break/>etiam suos colotes immutant. At quorum sanguis fibris<text:line-break/>admodum multis e crasiisoue refertus est , haec terrena<text:line-break/>magis constant natura et irascibili et propter iracun-<text:line-break/>diam scribunda sunt. iracundia enim calorem excitat.<text:line-break/>Solida autem calefacta magis, quam par est, calida sunt,<text:line-break/>ut fibrarum natura in humido. Nam illae solidiores<text:line-break/>magisque terreae corporis velut fomenta stant, fervo-<text:line-break/>remque per iracundiam accendunt. Quo sit , ut tauri et<text:line-break/>apti iracundi faribundique sint. Sanguis enim eorum<text:line-break/>maxime sibr</text:span></text:span>q<text:span text:style-name="Default_20_Paragraph_20_Font"><text:span text:style-name="T2">sus. Et taurorum quidem fanguis omnium</text:span></text:span></text:p>
      <text:p text:style-name="P2">c<text:span text:style-name="Default_20_Paragraph_20_Font"><text:span text:style-name="T2">elerrime concrescit. At si fibras detraxeris , sanguis non<text:line-break/>concrescet.</text:span></text:span> L<text:span text:style-name="Default_20_Paragraph_20_Font"><text:span text:style-name="T2">lt enim, si ex luto terrenam portionem se-<text:line-break/>moveris, aqua non concr</text:span></text:span>e<text:span text:style-name="Default_20_Paragraph_20_Font"><text:span text:style-name="T2">scet, ita sanguis fibris detra-<text:line-break/>ctis (sunt enim terreae) non concrescit. Nam si reli</text:span></text:span>si-<text:line-break/><text:span text:style-name="Default_20_Paragraph_20_Font"><text:span text:style-name="T2">quat</text:span></text:span>i<text:span text:style-name="Default_20_Paragraph_20_Font"><text:span text:style-name="T2">tur, concrtse</text:span></text:span>l<text:span text:style-name="Default_20_Paragraph_20_Font"><text:span text:style-name="T2">l, quemadmodum terra humida sci-<text:line-break/>gore. Quum enim calor a frigido exprimitur , humor<text:line-break/>una exhalat, ut dictum jam est, atque ita concrescit,<text:line-break/>non a calore, sed a frigore siccescens. At vero quam-<text:line-break/>diu in corpore continetur , humidus est propter calorem<text:line-break/>animalibus inditum. </text:span></text:span>Haec praefatus Anlloteles mox<text:line-break/>lubj ungit, quae sequuntur. Ap<text:span text:style-name="Default_20_Paragraph_20_Font"><text:span text:style-name="T2">erito igitur multorum causa<text:line-break/>est sanguinis natura tum in animalium moribus tum<text:line-break/>in senso. Potius etenim corporis est materia. dum<text:line-break/>cero quum alimentum exsu</text:span></text:span>i<text:span text:style-name="Default_20_Paragraph_20_Font"><text:span text:style-name="T2">t materies, sanguis au-<text:line-break/>tem ultimum habeatur nutrimentum, multam subit diso<text:line-break/>ferentium , quum calidus et frigidus est , tenuis et<text:line-break/>crassas, purus et turbidus. </text:span></text:span>Haec Arillotelis verba SUHI.<text:line-break/>et pleraque alia in libris de animalibus, nec minus in pro-</text:p>
      <text:p text:style-name="P2">hiemalibus hujusmodi invenias licet. Sed omnia adscribere<text:line-break/><text:span text:style-name="Default_20_Paragraph_20_Font"><text:span text:style-name="T2">s</text:span></text:span>upervacaneum visium est, quoniam statis est auctoris fientem-<text:line-break/>fiam de corporis temperamento et ,animi facultatibus indi-<text:line-break/>casse,.. Attamen apponam ex primo joe animalium historia<text:line-break/>jam citato, quorum nonnulla manifeste ad temperiem,<text:line-break/>nonnuHa per signa physiognomonica deprehenduntur, et<text:line-break/>quidem eodem auctore.. Vult enim hic in unoquoque<text:line-break/>animalium genere corporis totius conformationem animi<text:line-break/>moribus ac facultatibus peculiarem fieri. Exempli gratia<text:line-break/>praedita sanguine animantia ex materno sanguine du-<text:line-break/>cunt originem. .Hujus igitur temperamentum mores ani-<text:line-break/>mi sequuntur, sicut modo comprehensis verbis declaravi.<text:line-break/>Organicarum autem partium conformatio propria animi<text:line-break/>moribus ipfo A risio tele auctore sit. At fecundo hoc Illo-<text:line-break/>do non parum multa de moribus animi et corporis tem-<text:line-break/>peramento apparent indicia. Quaedam ex physiognomoni-<text:line-break/>cis clare nulloque medio temperiem repraesentant. Hu-<text:line-break/>jusmodi autem sunt quae ex coloribus, pilis, vocibus et</text:p>
      <text:p text:style-name="P2">partium actionibus petuntur. Audiamus igitur jam, quae<text:line-break/>Arilloteles in primo de animalium historia conscripsi^<text:line-break/><text:span text:style-name="Default_20_Paragraph_20_Font"><text:span text:style-name="T2">Pars stactei , quae sub sincipite postia inter id ipsum et<text:line-break/></text:span></text:span>o<text:span text:style-name="Default_20_Paragraph_20_Font"><text:span text:style-name="T2">culos , frons est; quibus autem haec magna, tardiores,<text:line-break/>quibus partus, mobiles, quibus lata, mente moveri idonei,<text:line-break/>quibus rotunda, iracundi sunt. </text:span></text:span>Atque non mult<text:span text:style-name="Default_20_Paragraph_20_Font"><text:span text:style-name="T2">o</text:span></text:span> post<text:line-break/>hunc fere in modum sonat. <text:span text:style-name="Default_20_Paragraph_20_Font"><text:span text:style-name="T2">Supercilia sub fronte biso-<text:line-break/>riam destinata; quae si it</text:span></text:span>i <text:span text:style-name="Default_20_Paragraph_20_Font"><text:span text:style-name="T2">rectum exporriguntur, mol-<text:line-break/>les subesse mores signeficant. Si juxta nasum ipsiexa<text:line-break/>sunt, ansierum notant et acerbum. .iuxta tempora de-<text:line-break/>risorem dissimulato. emque indicant, si demissa, iuvi-<text:line-break/>diam. </text:span></text:span>Mox paulo intra subjungiI. O<text:span text:style-name="Default_20_Paragraph_20_Font"><text:span text:style-name="T2">culi pars commu-<text:line-break/>nis superioris inseriorleque paipebrae angulus est, quem<text:line-break/>duplicem uterque oculus habet, alterum juxta nasum,<text:line-break/>alterum juxta tempora; qui si fusio sunt longiores, pra-<text:line-break/>vitatis nota est , su</text:span></text:span>i <text:span text:style-name="Default_20_Paragraph_20_Font"><text:span text:style-name="T2">breves, morum meliorum; si carn</text:span></text:span>osi<text:line-break/><text:span text:style-name="Default_20_Paragraph_20_Font"><text:span text:style-name="T2">more pectunculorum funt, qui naribus funguntur, mali-<text:line-break/>tiam indicant. </text:span></text:span>Post haec rursus inquit. <text:span text:style-name="Default_20_Paragraph_20_Font"><text:span text:style-name="T2">Candidum oculi<text:line-break/>magna ex palle simile il</text:span></text:span>i <text:span text:style-name="Default_20_Paragraph_20_Font"><text:span text:style-name="T2">omnibus est. At quod nigru</text:span></text:span>m</text:p>
      <text:p text:style-name="P2"><text:span text:style-name="Default_20_Paragraph_20_Font"><text:span text:style-name="T2">dicitur, var</text:span></text:span>i<text:span text:style-name="Default_20_Paragraph_20_Font"><text:span text:style-name="T2">at. Aliis enim atrum, aliis admodum cae-<text:line-break/>silum, aliis falvum, aliis charopum, quod morum opti-<text:line-break/>morum indic</text:span></text:span>i<text:span text:style-name="Default_20_Paragraph_20_Font"><text:span text:style-name="T2">um est et ad cernendi claritatem primatum<text:line-break/>obtinet. </text:span></text:span>Postea.. subnectit illa. O<text:span text:style-name="Default_20_Paragraph_20_Font"><text:span text:style-name="T2">culorum alii grandiores,<text:line-break/>alii parvi, alii mediocr</text:span></text:span>e<text:span text:style-name="Default_20_Paragraph_20_Font"><text:span text:style-name="T2">s, qui optimi habentur. </text:span></text:span>ltem:<text:line-break/><text:span text:style-name="Default_20_Paragraph_20_Font"><text:span text:style-name="T2">Alii nimium prominentes, alii conditi, alii modice sus<text:line-break/>Qui conditi sunt, clarissime cernere in genere quoque<text:line-break/></text:span></text:span>A<text:span text:style-name="Default_20_Paragraph_20_Font"><text:span text:style-name="T2">m</text:span></text:span>a<text:span text:style-name="Default_20_Paragraph_20_Font"><text:span text:style-name="T2">lorum animalium possunt. Adedius tamen situs nota<text:line-break/>morum est optimorum. Et aut nimium connivent, al</text:span></text:span>i<text:span text:style-name="Default_20_Paragraph_20_Font"><text:span text:style-name="T2">t ri-<text:line-break/>gidi intentique cotestaut , aut modice nutant. Notam<text:line-break/>morum laudabilium habent, qui mediocriter connivent,<text:line-break/>reliquorum alteri impudentiae, alteri inconstantiae indi-<text:line-break/>ces fun</text:span></text:span>A Deinde lermonem de auribus fubjiciI. <text:span text:style-name="Default_20_Paragraph_20_Font"><text:span text:style-name="T2">Aures<text:line-break/>aliae maiores, aliae parvae, aliae mediocres, et aut ni-<text:line-break/></text:span></text:span>a<text:span text:style-name="Default_20_Paragraph_20_Font"><text:span text:style-name="T2">num, aut parum, aut mediocriter arrectae. Harum<text:line-break/>quae quidem parvae sunt, malos mores signeficant. I</text:span></text:span>l<text:span text:style-name="Default_20_Paragraph_20_Font"><text:span text:style-name="T2">le-<text:line-break/>diceres optimos mores ostendunt. .l</text:span></text:span>l<text:span text:style-name="Default_20_Paragraph_20_Font"><text:span text:style-name="T2">lagnae vero et erectae<text:line-break/>supra modum stultitiae indices fuut, aut loquacitatis.<text:line-break/></text:span></text:span>Hactenus Atist.oteles in primo de animalium historia.<text:line-break/>Pauca autem meminit et in aliis commentariis de spe-</text:p>
      <text:p text:style-name="P2">citationibus physiognomonicis , quorum etiam verba alio-<text:line-break/>qui apponerem, nisi prolixior esse vererer et tempus ne-<text:line-break/>quicquam cons<text:span text:style-name="Default_20_Paragraph_20_Font"><text:span text:style-name="T2">u</text:span></text:span>mere, quum liceat IIippocratem illum di-<text:line-break/>vinum speculationis hujus inter omnes philosophos prin-<text:line-break/>eipem in testimonium producere.</text:p>
      <text:h text:style-name="Heading_20_2" text:outline-level="2">Cap. V1H. </text:h>
      <text:p text:style-name="P8">lta enim docet in commentario de aquis,<text:line-break/>aere et locis. Primum quidem de civitatibus, quae ver-<text:line-break/>fus septentri<text:span text:style-name="Default_20_Paragraph_20_Font"><text:span text:style-name="T2">o</text:span></text:span>nem vergunt, ad verbum sic ait. <text:span text:style-name="Default_20_Paragraph_20_Font"><text:span text:style-name="T2">Adores<text:line-break/>illoru</text:span></text:span>m <text:span text:style-name="Default_20_Paragraph_20_Font"><text:span text:style-name="T2">agrestes magis quam ben</text:span></text:span>i<text:span text:style-name="Default_20_Paragraph_20_Font"><text:span text:style-name="T2">gni. </text:span></text:span>Mox de illis, quae<text:line-break/>spectant orientem, hujusmodi scribit. <text:span text:style-name="Default_20_Paragraph_20_Font"><text:span text:style-name="T2">Homines clara<text:line-break/>voce praediti sunt ; ira et ingenio praestantiores iis, qui ad<text:line-break/>aquilonem habitant.</text:span></text:span> Deinde copiosius de eisdem hisce<text:line-break/>verbis disserit: <text:span text:style-name="Default_20_Paragraph_20_Font"><text:span text:style-name="T2">Plurimum</text:span></text:span> A<text:span text:style-name="Default_20_Paragraph_20_Font"><text:span text:style-name="T2">estum ab Europa dissierre na-<text:line-break/>tutus omnium et quae terra pro</text:span></text:span> l<text:span text:style-name="Default_20_Paragraph_20_Font"><text:span text:style-name="T2">eniunt et homil</text:span></text:span>i<text:span text:style-name="Default_20_Paragraph_20_Font"><text:span text:style-name="T2">am dici-<text:line-break/>mus. </text:span></text:span>A<text:span text:style-name="Default_20_Paragraph_20_Font"><text:span text:style-name="T2">luito namque pulchriora uberioiaque omnia gi-<text:line-break/>gnuntur Aestauis, ac regio mitior hac nostra est, moresque<text:line-break/>hominum mansuetiores : horum tero causo est anni<text:line-break/>temperamentum. </text:span></text:span>Atque horum omnium anni tempera-</text:p>
      <text:p text:style-name="P2">mentum ait non modo aliorum, quae percensui, fed<text:line-break/>morum quoque caulam esse. Quod vero temporum auni<text:line-break/>temperamentum hoc ab illo calore, frigore, sicco et hu-<text:line-break/>mido recedere variarique cenfeat, compluribus illius testi-<text:line-break/>modiis in praesenti commentario probare possum, ean-<text:line-break/>dem ipsum opinionem tueri ostendens de elementis in li-<text:line-break/>bello de natura humana aliisque omnibus commentatio-<text:line-break/>nibus. Quin etiam in his, quae sequuntur, idem praeci-<text:line-break/>piens sic de regione temperata scribit,^ quam et homi-<text:line-break/>num mores temperatos reddere confitetur. Nec enim a<text:line-break/>calore nimio haec regio peruritur, nec squaloribus aqua-<text:line-break/>mmque penmia perarefcit, nec frigoribus infestatur. sto-<text:line-break/>rum gratia deinceps inquit. <text:span text:style-name="Default_20_Paragraph_20_Font"><text:span text:style-name="T2">Virilis autem animus, ira-<text:line-break/>caudas et laborum patiens non poterit innasci tali naturae<text:line-break/>vel ejusdem generis vel diversae , sed voluptatem amplexari<text:line-break/>illos .necesse est. </text:span></text:span>ln eodem commentario non multo infra<text:line-break/>haec rursus adfert. <text:span text:style-name="Default_20_Paragraph_20_Font"><text:span text:style-name="T2">De ignavia ver</text:span></text:span>o <text:span text:style-name="Default_20_Paragraph_20_Font"><text:span text:style-name="T2">h</text:span></text:span>o<text:span text:style-name="Default_20_Paragraph_20_Font"><text:span text:style-name="T2">minum et fortitudine<text:line-break/>animi, cur infirmiores ac minus bello idonei, sed moribus le-</text:span></text:span></text:p>
      <text:p text:style-name="P2"><text:span text:style-name="Default_20_Paragraph_20_Font"><text:span text:style-name="T2">niores sint Asiani iis ,. qui Europam incolunt , causae<text:line-break/>maxime sunt anui tempestates, quae non magnas mutatio-<text:line-break/>nes subeunt, nec ad frigus, nec ad calidum, uno sed<text:line-break/>in statu manent. </text:span></text:span>Post illa sic iterum. <text:span text:style-name="Default_20_Paragraph_20_Font"><text:span text:style-name="T2">.invenies et Ali-<text:line-break/>anos ipsos inter se desset re , hos strenuos magis , illos<text:line-break/>ignavos ac imbecilles. Cujus rei catisoe anui temporum<text:line-break/>mutationes exestunt, quemadmodum supra tradidimus.<text:line-break/></text:span></text:span>Dein, ubi Europae incolarum mentionem facit, hunc ser-<text:line-break/>moneta adduci L <text:span text:style-name="Default_20_Paragraph_20_Font"><text:span text:style-name="T2">Agrestes, duri seu feroces et iracundi<text:line-break/>illic nascuntur. </text:span></text:span>Alibi in eodem libro. <text:span text:style-name="Default_20_Paragraph_20_Font"><text:span text:style-name="T2">Qui regionem<text:line-break/>montanam, asperam, sublimem, aquis carentem inhabi-<text:line-break/>tant, magnas etiam anni temporum mutationes sustinent.<text:line-break/>Plurimum autem descriminis hic cum aliarum nationum<text:line-break/>hominibus videas. Sunt enim insignis staturae, laborum<text:line-break/>patientes, serenus, agrestes et feroces. Qui vero cata<text:line-break/>loca colunt, palustria, aestuosa, ubi calidiores quam<text:line-break/></text:span></text:span>fri<text:span text:style-name="Default_20_Paragraph_20_Font"><text:span text:style-name="T2">gidiores senti spirant et calidae aquae in usu sunt,</text:span></text:span></text:p>
      <text:p text:style-name="P2"><text:span text:style-name="Default_20_Paragraph_20_Font"><text:span text:style-name="T2">hi corpora non habent magna, neque procera natura<text:line-break/>ver</text:span></text:span>o <text:span text:style-name="Default_20_Paragraph_20_Font"><text:span text:style-name="T2">lata, carnosa, pilis n</text:span></text:span>i<text:span text:style-name="Default_20_Paragraph_20_Font"><text:span text:style-name="T2">gris oostta. Porro nigri ma-<text:line-break/>gis ac candidiores, pituitae minus quam bili suapte na-<text:line-break/>tura obnoxii funt, strenui autem et laborum pallentes<text:line-break/>natura quidem non similiter sunt, lex autem accedens id<text:line-break/>peeficit. </text:span></text:span>Legem dixit nimirum constantem in nnaquaque<text:line-break/>regione vitae institutionem, quam et educationem, discipli-<text:line-break/>na<text:span text:style-name="Default_20_Paragraph_20_Font"><text:span text:style-name="T2">s</text:span></text:span>n et con<text:span text:style-name="Default_20_Paragraph_20_Font"><text:span text:style-name="T2">s</text:span></text:span>uetudinem pali iam nominamus. Cujus qui-<text:line-break/>dem <text:span text:style-name="Default_20_Paragraph_20_Font"><text:span text:style-name="T2">s</text:span></text:span>ermone paulo post futuro meminerimus. Libet e-<text:line-break/>nim in prae<text:span text:style-name="Default_20_Paragraph_20_Font"><text:span text:style-name="T2">s</text:span></text:span>entia ejusdem auctoris verba apponere. <text:span text:style-name="Default_20_Paragraph_20_Font"><text:span text:style-name="T2">Qui<text:line-break/>fublimen</text:span></text:span>i <text:span text:style-name="Default_20_Paragraph_20_Font"><text:span text:style-name="T2">et editam regionem habitant, aut planam,<text:line-break/>vet</text:span></text:span>i<text:span text:style-name="Default_20_Paragraph_20_Font"><text:span text:style-name="T2">tis opportunam, aquis scatentem, ingenti corpore<text:line-break/>praediti sunt et sibi ipsa similes funt, minus strenui ac<text:line-break/>magnanimi, sed animo mansuetiores ac humaniores cer-<text:line-break/>nuntur. </text:span></text:span>In<text:span text:style-name="Default_20_Paragraph_20_Font"><text:span text:style-name="T2">s</text:span></text:span>uper et <text:span text:style-name="Default_20_Paragraph_20_Font"><text:span text:style-name="T2">s</text:span></text:span>ubnectens de loco haec adhuc fori-<text:line-break/>bit. <text:span text:style-name="Default_20_Paragraph_20_Font"><text:span text:style-name="T2">Qui macram terram incolunt, aquae expertem, sie-<text:line-break/>rilem, anni mutationibus aegre d</text:span></text:span>i<text:span text:style-name="Default_20_Paragraph_20_Font"><text:span text:style-name="T2">scerni possunt ipsorum<text:line-break/>species; durae sunt, robustae, flavae; quibus ntgrae</text:span></text:span></text:p>
      <text:p text:style-name="P2"><text:span text:style-name="Default_20_Paragraph_20_Font"><text:span text:style-name="T2">sunt, impetus animi habent pertinaces et obltiuatos. </text:span></text:span>Et-<text:line-break/>enim quid, ne multa nimis illius citem, addit? <text:span text:style-name="Default_20_Paragraph_20_Font"><text:span text:style-name="T2">Compe-<text:line-break/>ries, hominum et formas et mores regionis naturam ut<text:line-break/>plurimum imitari. </text:span></text:span>At regionem ipsam calidi, frigidi,<text:line-break/>humidi et sicci qualitate ab alia regione differre, fubinde<text:line-break/>in isto libro persaepe meminit. Quamobrem pergit: <text:span text:style-name="Default_20_Paragraph_20_Font"><text:span text:style-name="T2">Lbi<text:line-break/>solam amaram, molliusculum, insigniter humidum, sub-<text:line-break/>limibus aquis supsectum, ut aestate calidae, hieme sci-<text:line-break/>gidae sint , reliquisque anni partibus optime temperatae,<text:line-break/>homines carnnsi</text:span></text:span>A <text:span text:style-name="Default_20_Paragraph_20_Font"><text:span text:style-name="T2">minusoue articulati, humidi, laborum<text:line-break/>impatientes et desidiose, anin</text:span></text:span>i<text:span text:style-name="Default_20_Paragraph_20_Font"><text:span text:style-name="T2">o maligni (id est qui mala<text:line-break/>cogitant) vest</text:span></text:span>i<text:span text:style-name="Default_20_Paragraph_20_Font"><text:span text:style-name="T2">atur. Quare segnitie et somnolentia labo-<text:line-break/>rant, artibus descendis inepti, crasse, minimeque acuti.<text:line-break/></text:span></text:span>Hinc nimirum denuo clarissimum reddit, non solum mores,<text:line-break/>fed ingenii hebetudinem ex quatuor anui temporum in-<text:line-break/>juria proficisci. Similia prioribus, et quae praedicto <text:span text:style-name="Default_20_Paragraph_20_Font"><text:span text:style-name="T2">s</text:span></text:span>er-<text:line-break/>muni congruant, quae subiunguntur infra, hoc modo con-</text:p>
      <text:p text:style-name="P2">scripsit. <text:span text:style-name="Default_20_Paragraph_20_Font"><text:span text:style-name="T2">Regio infoecunda, quae hieme nivibus, aestate<text:line-break/>solis infestatur ardore, graciles, duros, articulatos, ro-<text:line-break/>bustos et h</text:span></text:span>i<text:span text:style-name="Default_20_Paragraph_20_Font"><text:span text:style-name="T2">spidos, in operibus subtiles, acutescue, vtgi-<text:line-break/>les, moribus et ira oostinatos et propostti pertinaces,</text:span></text:span> c<text:span text:style-name="Default_20_Paragraph_20_Font"><text:span text:style-name="T2">oque<text:line-break/>magis feroces, quam benignos, caeterum subtili acrique<text:line-break/>ad artium studia ingenio, prudent</text:span></text:span>i<text:span text:style-name="Default_20_Paragraph_20_Font"><text:span text:style-name="T2">ae industria praedi-<text:line-break/>tos, sed omnium maxime in re bellica praestantes</text:span></text:span> c<text:span text:style-name="Default_20_Paragraph_20_Font"><text:span text:style-name="T2">on-<text:line-break/>spicimus. </text:span></text:span>Quis non videt et hic Hippocratem evidenter<text:line-break/>innuere, non tantum mores, sed ingenia quoque ad ar-<text:line-break/>tes discendas haec acutiora, illa minus felicia, quaedam<text:line-break/>hebetiora crassioraque loci temperiem consequi? Non<text:line-break/>opus nunc habeo, omnia, quae in fecundo aut <text:span text:style-name="Default_20_Paragraph_20_Font"><text:span text:style-name="T2">s</text:span></text:span>exto epi-<text:line-break/>densiorum libro de pbysiognomonicis indiciis ponuntur,<text:line-break/>commemorare; hoc tantum exempli gratia sufficit adfert-<text:line-break/>here. t <text:span text:style-name="Default_20_Paragraph_20_Font"><text:span text:style-name="T2">Quorum vel</text:span></text:span>i<text:span text:style-name="Default_20_Paragraph_20_Font"><text:span text:style-name="T2">a pussist in cubito, hi furentes sunt et<text:line-break/>iracundi; quorum vero quiescit , stupide. </text:span></text:span>Hoc modo ver-<text:line-break/>ha illius sonant. <text:span text:style-name="Default_20_Paragraph_20_Font"><text:span text:style-name="T2">Quibus hominibus arteria in cubito ve-</text:span></text:span></text:p>
      <text:p text:style-name="P2"><text:span text:style-name="Default_20_Paragraph_20_Font"><text:span text:style-name="T2">hementissime movetur , hi furiost sunt. </text:span></text:span>Venas etenim et<text:line-break/>arterias veteres vocabant, ut saepius annotavimus. Atqui<text:line-break/>non omnem arteriarum motum nominabant pulsum, fed<text:line-break/>sensibilem <text:span text:style-name="Default_20_Paragraph_20_Font"><text:span text:style-name="T2">s</text:span></text:span>olum et qui homini omnino vehemens esset.<text:line-break/>Hippocrates autem consuetudinis hujus, quae post inva-<text:line-break/>luit, .tanquam primus auctor omnium arteriarum motum,<text:line-break/>qualiscunque isse esset, pulsum appellavit. Verum in ista<text:line-break/><text:span text:style-name="Default_20_Paragraph_20_Font"><text:span text:style-name="T2">s</text:span></text:span>ententia vetustiore adhuc interpretandi modo usus, ex; evi-<text:line-break/>denti motu arteriae furiosum aut pronum ad iram conjicie-<text:line-break/>bat, quoniam ob caloris in corde copiam ita hae arteriae<text:line-break/>pulsant. Nam furibundos Pane iracundosque caloris<text:line-break/>copia efficit; segnes, tardos, graves et ad motum dissici-<text:line-break/>les temperamenti frigiditas.</text:p>
      <text:h text:style-name="Heading_20_2" text:outline-level="2">Cap. IX. </text:h>
      <text:p text:style-name="P8">Equidem Hippocrates in toto de aquarum<text:line-break/>temperamento et quatuor anui tempestatum commentario<text:line-break/>non modo. irascibilem animae aut concupiscibilem , <text:span text:style-name="Default_20_Paragraph_20_Font"><text:span text:style-name="T2">s</text:span></text:span>ed<text:line-break/>esiam ratiocinatrscem facultates corporis fe qui tempera-</text:p>
      <text:p text:style-name="P2">mentum ostendens, testis est fide dignissimus, si quis dog--<text:line-break/>malum veritatem a testimonio pendere putet, quemadmo-<text:line-break/>dum nonnulii pro more habent. Ego fano non ut testi<text:line-break/>Hippocrati credo, sicut alii plerique, sed quod solidas<text:line-break/>demonstrationes ejus video, idcirco etiam laudo Hippo-<text:line-break/>cratem. Nemo siquidem non videt, corpus animumque<text:line-break/>eorum, qui Tub septentrione degunt, longe aliter ab iis,<text:line-break/>qui juxta ^onam ustam habitant, affectum esse. Aut quis<text:line-break/>ignorat, inter hos temperatum colentes tractum corporis<text:line-break/>praestantia , moribus animi, ingenio et prudentia caeteris<text:line-break/>omnibus antecellere? Sed propter quosdam, qui fe Pla-<text:line-break/>Ionicos nominant, putantes animum a corpore in morbo<text:line-break/>impediri, sanos vero functionibus obeundis nec juvari<text:line-break/>nec offendi ab eo, dicta nonnulla Platonis adscribam,<text:line-break/>quibus asseverat, aliquos sine morbo ex locorum tempera-<text:line-break/>mento vel praesidium ad sapientiam excipiendam vel in-<text:line-break/>commodum reportare. Scripsit autem <text:span text:style-name="Default_20_Paragraph_20_Font"><text:span text:style-name="T2">r</text:span></text:span> statim in exordio</text:p>
      <text:p text:style-name="P2">Timaei: <text:span text:style-name="Default_20_Paragraph_20_Font"><text:span text:style-name="T2">Hunc jam universum mundum atque ordinem<text:line-break/>prius a se exornatum nobis in</text:span></text:span>c<text:span text:style-name="Default_20_Paragraph_20_Font"><text:span text:style-name="T2">olendum obtulit dea.<text:line-break/>Locum itaque delegit anni temporum temperie gratum,<text:line-break/>ubi viri orirentur prudenti</text:span></text:span>s<text:span text:style-name="Default_20_Paragraph_20_Font"><text:span text:style-name="T2">simi. </text:span></text:span>Mox iterum subjungit:<text:line-break/><text:span text:style-name="Default_20_Paragraph_20_Font"><text:span text:style-name="T2">Dea ergo tanquam belli et sapientiae studiosa locum,<text:line-break/>qui sibi simillimos producturus esset, electum in primis<text:line-break/>colendum mortalibu</text:span></text:span>s <text:span text:style-name="Default_20_Paragraph_20_Font"><text:span text:style-name="T2">dedit. </text:span></text:span>Quod jam locis, hoc est,<text:line-break/>terrae habitaculis ad animi mores, intellectum et pruden-<text:line-break/>fiam conciliandam multum tribuit, hinc jam est conspi-<text:line-break/>cuum ; imo vel ex quinto de legibus satis constat, ubi sic<text:line-break/>fere lëribit<text:span text:style-name="Default_20_Paragraph_20_Font"><text:span text:style-name="T2">. Neque h</text:span></text:span>o<text:span text:style-name="Default_20_Paragraph_20_Font"><text:span text:style-name="T2">c v</text:span></text:span>o<text:span text:style-name="Default_20_Paragraph_20_Font"><text:span text:style-name="T2">s lateat de locis, quod geueran-<text:line-break/>dis hominibus praestantioribus et pe</text:span></text:span>c<text:span text:style-name="Default_20_Paragraph_20_Font"><text:span text:style-name="T2">oribus non parum valent.<text:line-break/></text:span></text:span>Rursus hic manifesto loco meliores aut pejores gignere de-<text:line-break/>clarat. Post haec iterum : <text:span text:style-name="Default_20_Paragraph_20_Font"><text:span text:style-name="T2">Quidam</text:span></text:span> o<text:span text:style-name="Default_20_Paragraph_20_Font"><text:span text:style-name="T2">b sentos omn</text:span></text:span>i<text:span text:style-name="Default_20_Paragraph_20_Font"><text:span text:style-name="T2">genos et<text:line-break/>salis aestum alieni a scipsts et insormes fiunt, alii ob aquas,<text:line-break/>nonnulli</text:span></text:span> o<text:span text:style-name="Default_20_Paragraph_20_Font"><text:span text:style-name="T2">b ipsum quod ex terra prodit alimentum , quod<text:line-break/>non solum c</text:span></text:span>o<text:span text:style-name="Default_20_Paragraph_20_Font"><text:span text:style-name="T2">rporibus meliorem pejoremque habitum, sed<text:line-break/>etiam animae non minus omnia ejusmodi potest in-</text:span></text:span></text:p>
      <text:p text:style-name="P2"><text:span text:style-name="Default_20_Paragraph_20_Font"><text:span text:style-name="T2">serere. </text:span></text:span>Hoc loco ventos et infolationes, hoc est ex fele<text:line-break/>calores, animi facultates impedire adversari dicit, .Jam<text:line-break/>vero funl qui negent, propter ventos, aeris ambientis ca-<text:line-break/>Iiditatem frigiditatemque et aquarum ac alimenti natu-,<text:line-break/>rata homines praestantiorem atque pejorem animum ac-<text:line-break/>quirere posse; ab his vero ipsis, non intervenientibus<text:line-break/>corporis temperamentis, bona et mala in animo effici;<text:line-break/>haec namque virorum prudentiam consequuntur.. Verum<text:line-break/>illud nos clare novimus, scilicet alimentum quodque pri-<text:line-break/>mo in ventriculum quidem demitti ac in eo prius. con—<text:line-break/>fici, postea vero per venas ex hepatead ipsum pertinen-<text:line-break/>tes attractum humores in corpore creare, ex quibus re-<text:line-break/>liqua membra et una cum ipsis cerebrum, cor et jecurL<text:line-break/>nutriuntur. At inter alendum calidiores quam prius<text:line-break/>evadunt, frigidiores et humidiores, dum facultati humo-<text:line-break/>rum praepollentium assimilantur. Saltem nunc ad. men-<text:line-break/>tem redeant, qui difficulter admittunt, nutrimentum esii-</text:p>
      <text:p text:style-name="P2">cere posse hos temperantiores , illos dissolutos magis,<text:line-break/>alios incontinentes, nonnullos frugales, confidentes, ine-<text:line-break/>ti culofos, mansuetos, modestos et contentionis ac rixae<text:line-break/>studiosos, veniantque ad me audituri, quae ipsus edere,<text:line-break/>quae item potare conveniat. Maximum enim ad mora-.<text:line-break/>lem philosophiam adiumentum et praeterea ratiocina-<text:line-break/>tricis animae facultatibus accessionem virtutis sentient<text:line-break/>factam, ingeniosiores , magifque memores, ad haec stu-^<text:line-break/>diosiores ac prudentiores redditi. Nam praeter alimen-<text:line-break/>tum potumque ventos ipfos docebo, item aeris nos<text:line-break/>ambientis temperiem, insuper regiones, quas eligere, quas<text:line-break/>vitare ex usu sit.</text:p>
      <text:h text:style-name="Heading_20_2" text:outline-level="2">Cap. X. </text:h>
      <text:p text:style-name="P8">At in memoriam ipsis vel invitis reducam<text:line-break/>denuo , quod Plato , a quo cognomentum sibi usurpant,<text:line-break/>non semel aut iterum; fed frequenter admodum? de his<text:line-break/>fcripsit. Eodem modo fatis mihi est, si cum eo, quod in<text:line-break/>Timaeo de cibo scribitur, esiam et cum eo, quod ex se-<text:line-break/>cundo de legibus ( quarum de vini potu duae sim t) ejus</text:p>
      <text:p text:style-name="P2">sententiam apposuero. <text:span text:style-name="Default_20_Paragraph_20_Font"><text:span text:style-name="T2">An non primum lege sanciemus,<text:line-break/>ut pueri adusaue annum decimum octavum vinum non<text:line-break/>non gestent? nempe docebimus, eos ignem</text:span></text:span> i<text:span text:style-name="Default_20_Paragraph_20_Font"><text:span text:style-name="T2">gni in corpus<text:line-break/>atque animum prius suggerere, quam laboribus fubeun-<text:line-break/>dis idonei sc</text:span></text:span>i<text:span text:style-name="Default_20_Paragraph_20_Font"><text:span text:style-name="T2">erint, non oportere. Puri</text:span></text:span>q<text:span text:style-name="Default_20_Paragraph_20_Font"><text:span text:style-name="T2">sum namque ju-<text:line-break/>ventutis habitum cavere convenit. Dein ad anuum aetatis<text:line-break/>trigestmum vit</text:span></text:span>i<text:span text:style-name="Default_20_Paragraph_20_Font"><text:span text:style-name="T2">o moderate utentur. Ab ebrietate et vini copia<text:line-break/></text:span></text:span>i<text:span text:style-name="Default_20_Paragraph_20_Font"><text:span text:style-name="T2">uvenes omnino apsiineant. At quadragenarii liberius in<text:line-break/>conviviis disoumbentes, cum allos deos, tum Racchum lae-<text:line-break/>t</text:span></text:span>i<text:span text:style-name="Default_20_Paragraph_20_Font"><text:span text:style-name="T2">liae datorem ad sacra senum et ludos invocent; qui vinum<text:line-break/>quost remedium adse</text:span></text:span>n<text:span text:style-name="Default_20_Paragraph_20_Font"><text:span text:style-name="T2">sus senectutis acerbitatem reliquis<text:line-break/>mortalibus elargitus est, ut molestia</text:span></text:span>e <text:span text:style-name="Default_20_Paragraph_20_Font"><text:span text:style-name="T2">atque moeroris ipsos<text:line-break/>caperet oblivio, ipsuque affectio animi, sicuti ferrum in<text:line-break/>ignem iniectum , ex duritie in mollitiem deducta tracta-<text:line-break/>bilior stat. </text:span></text:span>Ex hoc verborum contextu egregii illi Pla-<text:line-break/>tonici meminerint velim, non modo quae de vini potu,<text:line-break/>fed aetatum differenlia quoque ab illo relata funI. Eam</text:p>
      <text:p text:style-name="P2">namque naturam insaniae obnoxiam Plato posuit, quae<text:line-break/>adolescentium est, senectutem vero austeram, tristem et<text:line-break/>duram, idque non annorum, verum superantis tempe-<text:line-break/>ramenti corporis gratia , quod singulis aetatibus inest.<text:line-break/>Adolescentia siquidem calida et copiosi sanguinis est, fe-<text:line-break/>nectus exauguis et frigida; idcirco senibus vini potus est<text:line-break/>utilissimus, ut qui aetatis frigiditatem ad commoderatio-<text:line-break/>nem caloris reducat, augescentibus nimis quam adversa,<text:line-break/>nempe quorum naturam effervescentem et. vehementer<text:line-break/>agitatam fupra modum recalefaciat , et immodico gravi-<text:line-break/>que motu ad insaniam adigat. Plato inter alia multa<text:line-break/>in secundo de legibus ista quoque de vini ufu praecepit,<text:line-break/>tectoribus haud infrugifera. Quapropter ea solum adhuc<text:line-break/>adieram, quae ad orationis totius epilogum de potu, Car-<text:line-break/>thaginensium mores exponens, conscripsit., hunc in mo-<text:line-break/>dum<text:span text:style-name="Default_20_Paragraph_20_Font"><text:span text:style-name="T2">: Sed mult</text:span></text:span>o <text:span text:style-name="Default_20_Paragraph_20_Font"><text:span text:style-name="T2">magis Carthaginepsium legem quam Cre-<text:line-break/>tepsium .Lacedaem</text:span></text:span>o<text:span text:style-name="Default_20_Paragraph_20_Font"><text:span text:style-name="T2">niorumque nsitm pr</text:span></text:span>o<text:span text:style-name="Default_20_Paragraph_20_Font"><text:span text:style-name="T2">barim, ut videli-</text:span></text:span></text:p>
      <text:p text:style-name="P2"><text:span text:style-name="Default_20_Paragraph_20_Font"><text:span text:style-name="T2">cet nullus in exercitu vinum gustet , sed toto h</text:span></text:span>o<text:span text:style-name="Default_20_Paragraph_20_Font"><text:span text:style-name="T2">c tempore<text:line-break/>aquam potet. Fn civitate nec servi unquam vinum bi-<text:line-break/>bant, nec magestratus eo anno, quo reipuh guberna-<text:line-break/>cula sustinent, item nec praesteti, nec judices, dum ose<text:line-break/>siclo su</text:span></text:span>o <text:span text:style-name="Default_20_Paragraph_20_Font"><text:span text:style-name="T2">funguntur, sic consilium dicturi de rebus arduis,<text:line-break/>aut non omnino negligend</text:span></text:span>a<text:span text:style-name="Default_20_Paragraph_20_Font"><text:span text:style-name="T2">s , imo nullus plane id interdiu<text:line-break/>bibat nest corporis exercitandi aut morborum gratia;<text:line-break/>nec vir aut mulier nocte liberis operam daturi; aliaque<text:line-break/>multa dicere quis posset, in quibus hominibus et mentem<text:line-break/>et legem b</text:span></text:span>o<text:span text:style-name="Default_20_Paragraph_20_Font"><text:span text:style-name="T2">nam habentibus vinum bibendum non su. </text:span></text:span>Haec<text:line-break/>quum Plato non de corporibus aegrotis, <text:span text:style-name="Default_20_Paragraph_20_Font"><text:span text:style-name="T2">s</text:span></text:span>ed de iis, quae<text:line-break/>inculpata sanitate fruuntur, dixerit, an vobis, o generosis-<text:line-break/>simi Platonici, videntur ii, qui vinum bibunt sani, exerci-<text:line-break/>tum ducere, imperare, bene se gerere, naves gubernare,<text:line-break/>respondete mihi deinceps interroganti, nonne vinum bi-.<text:line-break/>bi tum, velut tyrannus quispiam, animum nec intelligere<text:line-break/>accurate, nec agere recte cogit, quae prius intelligebat<text:line-break/>agebatque? Et propterea Plato tanquam hostem ob<text:span text:style-name="Default_20_Paragraph_20_Font"><text:span text:style-name="T2">s</text:span></text:span>ervan-</text:p>
      <text:p text:style-name="P2">dum cavendumque ipfum ait. Si enim semel in corpus<text:line-break/>pervenerit, nauclerum, ne clavum recte dirigat, impedit;<text:line-break/>duces, ne in acie sapiant; Iudices, quum aequos esse con-<text:line-break/>veniat, in errorem ducit; principes male dominari et<text:line-break/>imperare nihil fani compellit Cenfet enim, vinum totum<text:line-break/>corpus et potissimum caput calidis vaporibus implens<text:line-break/>immoderatiores motus caufam fieri concupiscibili animae<text:line-break/>parii et irascibili, ratiocinatrici co<text:span text:style-name="Default_20_Paragraph_20_Font"><text:span text:style-name="T4">n sili</text:span></text:span>i praecipitis ac<text:line-break/>temerarii. Quod si ita est, dictae animae functiones, t em-<text:line-break/>peramento interveniente, quum vinum bibimus, oblaedi<text:line-break/>videntur, sicut contra nonnullae adjuvari. Atqui vos, si<text:line-break/>expetatis si docebo alio tempore, qua ratione vinum fmr<text:line-break/>calore prosit, qua detrimentum moliatur.- Nunc Platonis<text:line-break/>sententiam in Timaeo producere cogito; cujus verba funt<text:line-break/>ista. - <text:span text:style-name="Default_20_Paragraph_20_Font"><text:span text:style-name="T2">Atque ita</text:span></text:span> o<text:span text:style-name="Default_20_Paragraph_20_Font"><text:span text:style-name="T2">mnes boni vel mali ob duplicem rationem,<text:line-break/>quae praeter voluntatem accidit, assicimur. dest autem mai</text:span></text:span>o<text:span text:style-name="Default_20_Paragraph_20_Font"><text:span text:style-name="T2">r</text:span></text:span></text:p>
      <text:p text:style-name="P2"><text:span text:style-name="Default_20_Paragraph_20_Font"><text:span text:style-name="T2">culpa serentibu</text:span></text:span>s <text:span text:style-name="Default_20_Paragraph_20_Font"><text:span text:style-name="T2">quam satis, educantibus quam his qui<text:line-break/>educantur, attribuenda.. </text:span></text:span>Mox fubjicit<text:span text:style-name="Default_20_Paragraph_20_Font"><text:span text:style-name="T2">: Conandum. tamen<text:line-break/>pro viribus educati</text:span></text:span>o<text:span text:style-name="Default_20_Paragraph_20_Font"><text:span text:style-name="T2">nis, studiorum et desciplinarum cura<text:line-break/>malignitatem naturae ex</text:span></text:span>s<text:span text:style-name="Default_20_Paragraph_20_Font"><text:span text:style-name="T2">tirpare, virtutem consequ</text:span></text:span>a <text:span text:style-name="Default_20_Paragraph_20_Font"><text:span text:style-name="T2">Quem-<text:line-break/>adm</text:span></text:span>o<text:span text:style-name="Default_20_Paragraph_20_Font"><text:span text:style-name="T2">dum enim studia et doctrinae malitiam tollunt, vir-<text:line-break/>tutem pariunt, fio educatio. </text:span></text:span>Nonnunquam Plato educa-<text:line-break/>tionem non in cibo fotum, fed universam quoque pue-<text:line-break/>romm victus rationem interpretatur. Quare altero signifi-<text:line-break/>catu nequaquam dicta ab eo esse potest educatio, quum<text:line-break/>non pueris, . fed adultis jam facere praecipiat : Conabimur,<text:line-break/>inquiens, pro viribus educationis, studiorum et discipli-<text:line-break/>narum diligentia malitiam fugere, contra autem capessere<text:line-break/>virtutem. Studia igitur vocat disciplinas, quae in corpo-<text:line-break/>ris exerci talione, modulatione vocis, terrae menfura et<text:line-break/>numeris consistunt. Educationis rationem non aliam con-<text:line-break/>siderare possumus, quam quae esculentis, sorbitionibus et<text:line-break/>potu perficitur. Inter quae vinum quoque refertur, cujus<text:line-break/>mentionem non exiguam in fecundo de legibus Plato fe-</text:p>
      <text:p text:style-name="P2">ciI. Quisquis jam de universo nutrimento citra omnem<text:line-break/>operam quid ferre desideret, tres libros nostros id tra-<text:line-break/>ctantes legat licet, quartam praeterea de alimentis boni<text:line-break/>et mali fucci, cujus lectio plane ad praesens institutum<text:line-break/>requiritur.. Nam vitiosus succus insignem animi muniis<text:line-break/>laesionem adfert, bonus ea conservat integra.</text:p>
      <text:h text:style-name="Heading_20_2" text:outline-level="2">Cap. XI. </text:h>
      <text:p text:style-name="P8">Non itaque fermo hic noster philosophiae<text:line-break/>TIona de medio tollit, fed instruit ac docet philosophorum<text:line-break/>quosdam ea nescientes; qu<text:span text:style-name="Default_20_Paragraph_20_Font"><text:span text:style-name="T2">o</text:span></text:span>niam hi cunct<text:span text:style-name="Default_20_Paragraph_20_Font"><text:span text:style-name="T2">o</text:span></text:span>s homines adi-<text:line-break/>pifcendae virtuti idoneos existimant, illi neminem justi-<text:line-break/>tiam affectare ajunt; quod simile fuerit ei, si dicas, ne-<text:line-break/>^uinem nasici mortalem. Utrique humanam naturam ex<text:line-break/>dimidio finierunt Neque enim <text:span text:style-name="Default_20_Paragraph_20_Font"><text:span text:style-name="T2">o</text:span></text:span>mnes aequitatis osores,<text:line-break/>neque amici nascuntur, talem utrique ex corporum tem-<text:line-break/>peramento naturam sortiti. Qu<text:span text:style-name="Default_20_Paragraph_20_Font"><text:span text:style-name="T2">o</text:span></text:span> igitur jure quis laudetur,<text:line-break/>reprehendatur, ametur, aut odio sit; quum bonus aut<text:line-break/>improbus non <text:span text:style-name="Default_20_Paragraph_20_Font"><text:span text:style-name="T2">i</text:span></text:span>ua sponte , sed temperamento , quod aliis</text:p>
      <text:p text:style-name="P2">ex causis accipere videtur, evaferit? Quia, respondebimus,<text:line-break/>omnibus hoc nobis inest, ut amplectamur bona, ambia-<text:line-break/>mus, amemus, malum abominemur, odio habeamus et<text:line-break/>vitemus, ignorantes adhuc, genitumne sit ita, an minus.<text:line-break/>Neque enim alterum ipsorum tale fecit, neque apparavit<text:line-break/>ipsum hujusmodi. Scorpiones, phalangia et viperas oc-<text:line-break/>indimus; non a fe, verum a natura ejusmodi creatas.<text:line-break/>Plato quum deum generationis expertem , primum et<text:line-break/>maximum esse dicit, bonum tamen appellitat. Et nos<text:line-break/>eum naturali prosequimur amore, ut qui talis ab aeterno,<text:line-break/>nec a fe bonus factus fuerit. Omnino namque genitus<text:line-break/>nunquam est , qui perpetuus , haud creatus , ac fempiter-<text:line-break/>nus est. dure igitur improbos homines odimus, non prius,<text:line-break/>quae tales eos effecerit causa, indagantes. Contra vero<text:line-break/>probos, sive natura, sive institutione et disciplina, sive<text:line-break/>confulto. et exercitio tales evaserint, amplectimur atque<text:line-break/>amamus. lmo vero etiam deploratos et sceleratos tres</text:p>
      <text:p text:style-name="P2">ob causias rationi Consentaneas e vita tollimus: <text:span text:style-name="Default_20_Paragraph_20_Font"><text:span text:style-name="T2">prima est,<text:line-break/></text:span></text:span>ne superstites inj uriam nobis inferant; secunda, ut ipsis<text:line-break/>similes in terrorem adducant, tanquam pari supplicio ex-<text:line-break/>cipiendos , si praeter jus quid patraverint ; tertia denique,<text:line-break/>quod illis ipsis mori praestet, ita animo depravatis, ut<text:line-break/>insanabilem habeant malitiam., quique a Musis ipsis qui-<text:line-break/>dem erudiri, neque a Socrate vel Pythagora meliores<text:line-break/>reddi queant. Demiror autem ea inre .Stoicos, qui quum<text:line-break/>universos homines virtuti comparandae idoneos <text:span text:style-name="Default_20_Paragraph_20_Font"><text:span text:style-name="T2">natura<text:line-break/></text:span></text:span>esse existiment, eos tamen ab iis, qui non honeste vivunt,<text:line-break/>perverti <text:span text:style-name="Default_20_Paragraph_20_Font"><text:span text:style-name="T2">proferunt. </text:span></text:span>Nam reliqua omnia, quae ipforum<text:line-break/>opinionem destruunt, omittam, unum duntaxat sciscitabor<text:line-break/>de his hominibus, qui primi procreati sunt, et ante fo al-<text:line-break/>terum habuerunt neminem: unde depravatio, vel a qui-<text:line-break/>bus ipfa manaverit, quid respondeant, non habebunt; et<text:line-break/>ut parvos puellos hocce tempore spectant improbissimos,<text:line-break/>quis ipsos malitiam docuerit, haud quaquam valeant ape-<text:line-break/>rire. Ac id potissimum in multis videre licet, qui quum</text:p>
      <text:p text:style-name="P2">eodem victu sub iisdem fuerint parentibus, vel praecepto-<text:line-break/>rihus, vel paedagogis <text:span text:style-name="Default_20_Paragraph_20_Font"><text:span text:style-name="T5">ύ</text:span></text:span><text:span text:style-name="Default_20_Paragraph_20_Font"><text:span text:style-name="T6"> </text:span></text:span>diversis tamen admodum ducuntur<text:line-break/>moribus. Quid enim tam contrarium est puero sociabili,<text:line-break/>quanr invidus , ut et misericordi, quam malevolus., et ti-<text:line-break/>mido, quam ad omina audax, et stultissimo, quam fa-<text:line-break/>pientissimus, et veridico, quam mendax? Ac videntur<text:line-break/>utique pueri, etiamsi apud eosdem parentes, et magistros,<text:line-break/>et paedagogos educentur, juxta memoratas contrarietates<text:line-break/>a fe invicem differre. Servant itaque ejusmodi enuncian-<text:line-break/>das esse hodiernorum philosophorum sententias ; . verum<text:line-break/>non philosophos eos fortassis, fed philosophiam profitens<text:line-break/>Ime-^r^AefliteriL Quod si vere philosopharentur,<text:line-break/>hoc Ipsum imprimis ooscrvarerAej- ut ah his, quae evidenter<text:line-break/>apparent, demonstrationum sumerent principia. ldque<text:line-break/>videntur maxime omnium praestitisse, .qui olim admodum<text:line-break/>divini re et nomine philosophi apud homines neque<text:line-break/>commentarios scribebant, neque dialecticam , neque phy-<text:line-break/>sicam speculationem demonstrabant, fed per fe virtutes</text:p>
      <text:p text:style-name="P2">exercentes, eas non verbis, sed operibus declarabant. Hi<text:line-break/>ergo philosophi quum statim ab initio pueros, etsi optime<text:line-break/>edoceantur, nuliumque vitii, quod intueantur, exemplum<text:line-break/>habeant, peccare tamen inspicientes , quidam eorum om-<text:line-break/>nes homines natura vitiosos asseruerunt , quidam vero<text:line-break/>non omnes (rarum enim certe est omni culpa vacantem<text:line-break/>puerum conspicere) lu quidem, quum nullus sit ejus-<text:line-break/>modi, omnes homines natura vitiosos esse statuerunt.<text:line-break/>Sunt autem qui, quum vix unum duosve <text:span text:style-name="Default_20_Paragraph_20_Font"><text:span text:style-name="T2">integros vitae<text:line-break/></text:span></text:span>viderint, non omnes, fed plurimos esse malos dixerunt^<text:line-break/>Enimvero, si quis non e vulgi faece nec contentiosus<text:line-break/>vellet ingenuo judicio (sicut antiqui<text:span text:style-name="Default_20_Paragraph_20_Font"><text:span text:style-name="T2">p</text:span></text:span>hiI^scr^X<text:line-break/>pendere , perpaucos ^om^Ia<text:span text:style-name="Default_20_Paragraph_20_Font"><text:span text:style-name="T2">t</text:span></text:span>oqMIeros comperiet feliciter<text:line-break/>ad virtutem natos, imo existimare etiam desinet, quosdam<text:line-break/>sic a natura fuisse comparatos : quandoquidem illi quoque<text:line-break/>ipsi pervertuntur, qui a peritis parentibus, educatoribus<text:line-break/>et. doctoribus instructi fuere. Non enim inter alios<text:line-break/>pueruli conversantur. Stulti prorsus etiam sunt, qui nos</text:p>
      <text:p text:style-name="P2">a voluptate obversi contendunt: tametsi multum ista<text:line-break/>aversae a nobis et exasperantis naturae habeat. At enim,<text:line-break/>si magna nobis cum voluptate cognatio intercederet, quae<text:line-break/>nihil boni continet, quin, ut Plato dixit, <text:span text:style-name="Default_20_Paragraph_20_Font"><text:span text:style-name="T2">esca malorum<text:line-break/>est maxima, </text:span></text:span>natura mali omnes essemus. Quod si non<text:line-break/>omnes, led aliqui, lili soli natura pravi existunt. Quum<text:line-break/>igitur, siquidem nullam habemus aliam in nobis faculta-<text:line-break/>tem familiariorem ipsa voluptate, magis quam virtute, .<text:line-break/>natura sit valentior ea, quae nos ad voluptatem allicit:<text:line-break/>ita etiam mali omnes essemus, quum facultatem potiorem<text:line-break/>obtineremus infirmiorem, et robustiorem iliam, quae pejor<text:line-break/>est; et firmior ea, quae melior: haec vero primos homi-<text:line-break/>nes perfuasit, ut ab imbeciliiore vincerentur. Haec igitur<text:line-break/>Stoicorum decreta reprehendit omnium eruditissimus Po-<text:line-break/>sidonius; qui in iis, ob quae maximis dignus laudibus suis-<text:line-break/>set, ab aliis Stoicis nuliam plane laudem est consecutus.<text:line-break/>Nam illi persuasum habebant- patriam potius esse pro-<text:line-break/>flendam , quam sectae decreta, Posidonius autem in ani-</text:p>
      <text:p text:style-name="P2">m.ntn induxerat Stoicorum sectam prodere statius esse<text:line-break/>quam veritatem. lccirco in affectuum tractatione magno-<text:line-break/>pare a Chrysippo dissentit, et .in dissertatione de virtutum<text:line-break/>differentia:. multa enim dixit Chrysippus in quaestionibus<text:line-break/>logicis. de .animi perturbationibus ac plura in iis, quae de<text:line-break/>virtutum discrimine scripsit, quae ipse improbat. Quo-<text:line-break/>ciVca Posidonio malitiam hominibus foris advenire ueu-<text:line-break/>tiquam videtur, quod nequitia nullam in animis nostris<text:line-break/>radicem fixerit, unde prodeat, pullulet, augeaturque, fed<text:line-break/>contra fe rem habere; etenim vitiositatis femen nobis ip-<text:line-break/>sis insitum est; proinde non ita malos fugere e re nostra<text:line-break/>est, ut confert prosequi eos, qui arcent et prohibent vitii<text:line-break/>incrementum. Non enim Pane (ut ajunt Stoici) tota ne-<text:line-break/>quitiae sarcina foris accidit animis nostris, fed majorem<text:line-break/>partem improbi sibimetipsis suppeditant; aliunde vero mi-<text:line-break/>nora his mala superveniunt. Hinc<text:span text:style-name="Default_20_Paragraph_20_Font"><text:span text:style-name="T2">l</text:span></text:span> ergo consuetudines<text:line-break/>pravae innascuntur animae. parti rationis. experti, et sal-<text:line-break/>sile opiniones ei, quae rasionis comp<text:span text:style-name="Default_20_Paragraph_20_Font"><text:span text:style-name="T2">o</text:span></text:span>s est; quemadmodum^</text:p>
      <text:p text:style-name="P2">quum a probis honestisque viris erudimur, opiniones hau-<text:line-break/>rrmus veras probosque mores. Sed in raliocinatrice<text:line-break/>solertia et stultitia majoris minorisque rasione corporis<text:line-break/>temperamenta sequuntur: ipsa vero temperamenta primam<text:line-break/>generationem et rectam victus legem sequuntur et invi-<text:line-break/>cem adolescunt. Nempe ob calidam temperiem iracundi<text:line-break/>fiunt; quippe hisce irarum aestibus calor innatus accen-<text:line-break/>ditur; e contrario, qui commoderatis sunt temperamentis,<text:line-break/>cum animi motus moresque commoderatos habeant, tran-<text:line-break/>quillitate potiuntur, Quapropter sermo hic noster iis<text:line-break/>quae liquido apparent consentit causis, ut a vino et re-<text:line-break/>mediis quibusdam memoratis , proba ac decente vivendi<text:line-break/>ratione: studiis litterarum et disciplinis liberalibus adju-<text:line-break/>vamur; nec fecus naturalis puerorum corruptelae red-<text:line-break/>denda causa est. Q<text:span text:style-name="Default_20_Paragraph_20_Font"><text:span text:style-name="T2">u</text:span></text:span>i autem corporis temperamento ani-<text:line-break/>mum vel juvari , vel laedi arbitrantur , illi de pueliorum<text:line-break/>discrimine et labe nilut habent quod dicant; nec eorum-<text:line-break/>ouoque rationem commodorum exponunt, quae ex quoti-</text:p>
      <text:p text:style-name="P4">diano victus regimine nobis proveniunt; proinde causam<text:line-break/>nullos adferunt tantae varietatis morum, ex qua alit<text:line-break/>iracundi, alii quieti, quidam inteliigentes , alii focus vi-<text:line-break/>dentur. Siquidem apud Scythas philosophus unus exti-<text:line-break/>tit, Athenis plerique sapientes. Rursus Abderitani Com-<text:line-break/>plures sunt insipientes, Athenis stulti perpauc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24:00Z</meta:creation-date>
    <dc:date>2023-01-09T10:28:08.001000000</dc:date>
    <meta:editing-cycles>3</meta:editing-cycles>
    <meta:editing-duration>PT4M54S</meta:editing-duration>
    <meta:document-statistic meta:table-count="0" meta:image-count="0" meta:object-count="0" meta:page-count="56" meta:paragraph-count="85" meta:word-count="7647" meta:character-count="53177" meta:non-whitespace-character-count="45604"/>
    <meta:template xlink:type="simple" xlink:actuate="onRequest" xlink:title="" xlink:href="Normal.dotm"/>
  </office:meta>
</office:document-meta>
</file>